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6535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1.1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<text:a xlink:href="https://projects.intra.42.fr/projects/42cursus-kfs-x" xlink:type="simple">kfs-x</text:a> about 56 hours 35700 XP Forbidden Not registered </text:p>
          </table:table-cell>
          <table:table-cell table:formula="of:==MID([.A1];SEARCH(&quot;about &quot;;[.A1])+LEN(&quot;about &quot;);SEARCH(&quot; hours &quot;;[.A1])-SEARCH(&quot;about &quot;;[.A1])-LEN(&quot;about &quot;))" office:value-type="string" office:string-value="56" calcext:value-type="string">
            <text:p>56</text:p>
          </table:table-cell>
          <table:table-cell table:formula="of:==MID([.A1];SEARCH(&quot;hours &quot;;[.A1])+LEN(&quot;hours &quot;);SEARCH(&quot; XP &quot;;[.A1])-SEARCH(&quot;hours &quot;;[.A1])-LEN(&quot;hours &quot;))" office:value-type="string" office:string-value="35700" calcext:value-type="string">
            <text:p>35700</text:p>
          </table:table-cell>
          <table:table-cell/>
          <table:table-cell table:formula="of:=[.C1]/[.B1]" office:value-type="float" office:value="637.5" calcext:value-type="float">
            <text:p>638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nmap" xlink:type="simple">ft_nmap</text:a> about 49 hours 15750 XP Forbidden Not registered </text:p>
          </table:table-cell>
          <table:table-cell table:formula="of:==MID([.A2];SEARCH(&quot;about &quot;;[.A2])+LEN(&quot;about &quot;);SEARCH(&quot; hours &quot;;[.A2])-SEARCH(&quot;about &quot;;[.A2])-LEN(&quot;about &quot;))" office:value-type="string" office:string-value="49" calcext:value-type="string">
            <text:p>49</text:p>
          </table:table-cell>
          <table:table-cell table:formula="of:==MID([.A2];SEARCH(&quot;hours &quot;;[.A2])+LEN(&quot;hours &quot;);SEARCH(&quot; XP &quot;;[.A2])-SEARCH(&quot;hours &quot;;[.A2])-LEN(&quot;hours &quot;))" office:value-type="string" office:string-value="15750" calcext:value-type="string">
            <text:p>15750</text:p>
          </table:table-cell>
          <table:table-cell/>
          <table:table-cell table:formula="of:=[.C2]/[.B2]" office:value-type="float" office:value="321.428571428571" calcext:value-type="float">
            <text:p>321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ssl_rsa" xlink:type="simple">ft_ssl_rsa</text:a> about 49 hours 15750 XP Forbidden Not registered </text:p>
          </table:table-cell>
          <table:table-cell table:formula="of:==MID([.A3];SEARCH(&quot;about &quot;;[.A3])+LEN(&quot;about &quot;);SEARCH(&quot; hours &quot;;[.A3])-SEARCH(&quot;about &quot;;[.A3])-LEN(&quot;about &quot;))" office:value-type="string" office:string-value="49" calcext:value-type="string">
            <text:p>49</text:p>
          </table:table-cell>
          <table:table-cell table:formula="of:==MID([.A3];SEARCH(&quot;hours &quot;;[.A3])+LEN(&quot;hours &quot;);SEARCH(&quot; XP &quot;;[.A3])-SEARCH(&quot;hours &quot;;[.A3])-LEN(&quot;hours &quot;))" office:value-type="string" office:string-value="15750" calcext:value-type="string">
            <text:p>15750</text:p>
          </table:table-cell>
          <table:table-cell/>
          <table:table-cell table:formula="of:=[.C3]/[.B3]" office:value-type="float" office:value="321.428571428571" calcext:value-type="float">
            <text:p>321</text:p>
          </table:table-cell>
        </table:table-row>
        <table:table-row table:style-name="ro1">
          <table:table-cell office:value-type="string" calcext:value-type="string">
            <text:p><text:a xlink:href="https://projects.intra.42.fr/projects/ft_newton" xlink:type="simple">ft_newton</text:a> about 98 hours 24360 XP Forbidden Not registered </text:p>
          </table:table-cell>
          <table:table-cell table:formula="of:==MID([.A4];SEARCH(&quot;about &quot;;[.A4])+LEN(&quot;about &quot;);SEARCH(&quot; hours &quot;;[.A4])-SEARCH(&quot;about &quot;;[.A4])-LEN(&quot;about &quot;))" office:value-type="string" office:string-value="98" calcext:value-type="string">
            <text:p>98</text:p>
          </table:table-cell>
          <table:table-cell table:formula="of:==MID([.A4];SEARCH(&quot;hours &quot;;[.A4])+LEN(&quot;hours &quot;);SEARCH(&quot; XP &quot;;[.A4])-SEARCH(&quot;hours &quot;;[.A4])-LEN(&quot;hours &quot;))" office:value-type="string" office:string-value="24360" calcext:value-type="string">
            <text:p>24360</text:p>
          </table:table-cell>
          <table:table-cell/>
          <table:table-cell table:formula="of:=[.C4]/[.B4]" office:value-type="float" office:value="248.571428571429" calcext:value-type="float">
            <text:p>249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death" xlink:type="simple">death</text:a> about 147 hours 35700 XP Forbidden Not registered </text:p>
          </table:table-cell>
          <table:table-cell table:formula="of:==MID([.A5];SEARCH(&quot;about &quot;;[.A5])+LEN(&quot;about &quot;);SEARCH(&quot; hours &quot;;[.A5])-SEARCH(&quot;about &quot;;[.A5])-LEN(&quot;about &quot;))" office:value-type="string" office:string-value="147" calcext:value-type="string">
            <text:p>147</text:p>
          </table:table-cell>
          <table:table-cell table:formula="of:==MID([.A5];SEARCH(&quot;hours &quot;;[.A5])+LEN(&quot;hours &quot;);SEARCH(&quot; XP &quot;;[.A5])-SEARCH(&quot;hours &quot;;[.A5])-LEN(&quot;hours &quot;))" office:value-type="string" office:string-value="35700" calcext:value-type="string">
            <text:p>35700</text:p>
          </table:table-cell>
          <table:table-cell/>
          <table:table-cell table:formula="of:=[.C5]/[.B5]" office:value-type="float" office:value="242.857142857143" calcext:value-type="float">
            <text:p>24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boot2root" xlink:type="simple">boot2root</text:a> about 49 hours 11500 XP Forbidden Not registered </text:p>
          </table:table-cell>
          <table:table-cell table:formula="of:==MID([.A6];SEARCH(&quot;about &quot;;[.A6])+LEN(&quot;about &quot;);SEARCH(&quot; hours &quot;;[.A6])-SEARCH(&quot;about &quot;;[.A6])-LEN(&quot;about &quot;))" office:value-type="string" office:string-value="49" calcext:value-type="string">
            <text:p>49</text:p>
          </table:table-cell>
          <table:table-cell table:formula="of:==MID([.A6];SEARCH(&quot;hours &quot;;[.A6])+LEN(&quot;hours &quot;);SEARCH(&quot; XP &quot;;[.A6])-SEARCH(&quot;hours &quot;;[.A6])-LEN(&quot;hours &quot;))" office:value-type="string" office:string-value="11500" calcext:value-type="string">
            <text:p>11500</text:p>
          </table:table-cell>
          <table:table-cell/>
          <table:table-cell table:formula="of:=[.C6]/[.B6]" office:value-type="float" office:value="234.69387755102" calcext:value-type="float">
            <text:p>235</text:p>
          </table:table-cell>
        </table:table-row>
        <table:table-row table:style-name="ro1">
          <table:table-cell office:value-type="string" calcext:value-type="string">
            <text:p><text:a xlink:href="https://projects.intra.42.fr/projects/cybersecurity-arachnida-web" xlink:type="simple">Cybersecurity - arachnida - Web</text:a> about 7 hours 1350 XP Forbidden Not registered </text:p>
          </table:table-cell>
          <table:table-cell table:formula="of:==MID([.A7];SEARCH(&quot;about &quot;;[.A7])+LEN(&quot;about &quot;);SEARCH(&quot; hours &quot;;[.A7])-SEARCH(&quot;about &quot;;[.A7])-LEN(&quot;about &quot;))" office:value-type="string" office:string-value="7" calcext:value-type="string">
            <text:p>7</text:p>
          </table:table-cell>
          <table:table-cell table:formula="of:==MID([.A7];SEARCH(&quot;hours &quot;;[.A7])+LEN(&quot;hours &quot;);SEARCH(&quot; XP &quot;;[.A7])-SEARCH(&quot;hours &quot;;[.A7])-LEN(&quot;hours &quot;))" office:value-type="string" office:string-value="1350" calcext:value-type="string">
            <text:p>1350</text:p>
          </table:table-cell>
          <table:table-cell/>
          <table:table-cell table:formula="of:=[.C7]/[.B7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cybersecurity-ft_onion-web" xlink:type="simple">Cybersecurity - ft_onion - Web</text:a> about 7 hours 1350 XP Forbidden Not registered </text:p>
          </table:table-cell>
          <table:table-cell table:formula="of:==MID([.A8];SEARCH(&quot;about &quot;;[.A8])+LEN(&quot;about &quot;);SEARCH(&quot; hours &quot;;[.A8])-SEARCH(&quot;about &quot;;[.A8])-LEN(&quot;about &quot;))" office:value-type="string" office:string-value="7" calcext:value-type="string">
            <text:p>7</text:p>
          </table:table-cell>
          <table:table-cell table:formula="of:==MID([.A8];SEARCH(&quot;hours &quot;;[.A8])+LEN(&quot;hours &quot;);SEARCH(&quot; XP &quot;;[.A8])-SEARCH(&quot;hours &quot;;[.A8])-LEN(&quot;hours &quot;))" office:value-type="string" office:string-value="1350" calcext:value-type="string">
            <text:p>1350</text:p>
          </table:table-cell>
          <table:table-cell/>
          <table:table-cell table:formula="of:=[.C8]/[.B8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cybersecurity-ft_otp-otp" xlink:type="simple">Cybersecurity - ft_otp - OTP</text:a> about 7 hours 1350 XP Forbidden Not registered </text:p>
          </table:table-cell>
          <table:table-cell table:formula="of:==MID([.A9];SEARCH(&quot;about &quot;;[.A9])+LEN(&quot;about &quot;);SEARCH(&quot; hours &quot;;[.A9])-SEARCH(&quot;about &quot;;[.A9])-LEN(&quot;about &quot;))" office:value-type="string" office:string-value="7" calcext:value-type="string">
            <text:p>7</text:p>
          </table:table-cell>
          <table:table-cell table:formula="of:==MID([.A9];SEARCH(&quot;hours &quot;;[.A9])+LEN(&quot;hours &quot;);SEARCH(&quot; XP &quot;;[.A9])-SEARCH(&quot;hours &quot;;[.A9])-LEN(&quot;hours &quot;))" office:value-type="string" office:string-value="1350" calcext:value-type="string">
            <text:p>1350</text:p>
          </table:table-cell>
          <table:table-cell/>
          <table:table-cell table:formula="of:=[.C9]/[.B9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cybersecurity-inquisitor-network" xlink:type="simple">Cybersecurity - Inquisitor - Network</text:a> about 7 hours 1350 XP Forbidden Not registered </text:p>
          </table:table-cell>
          <table:table-cell table:formula="of:==MID([.A10];SEARCH(&quot;about &quot;;[.A10])+LEN(&quot;about &quot;);SEARCH(&quot; hours &quot;;[.A10])-SEARCH(&quot;about &quot;;[.A10])-LEN(&quot;about &quot;))" office:value-type="string" office:string-value="7" calcext:value-type="string">
            <text:p>7</text:p>
          </table:table-cell>
          <table:table-cell table:formula="of:==MID([.A10];SEARCH(&quot;hours &quot;;[.A10])+LEN(&quot;hours &quot;);SEARCH(&quot; XP &quot;;[.A10])-SEARCH(&quot;hours &quot;;[.A10])-LEN(&quot;hours &quot;))" office:value-type="string" office:string-value="1350" calcext:value-type="string">
            <text:p>1350</text:p>
          </table:table-cell>
          <table:table-cell/>
          <table:table-cell table:formula="of:=[.C10]/[.B10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cybersecurity-reverse-me-rev" xlink:type="simple">Cybersecurity - Reverse me - Rev</text:a> about 7 hours 1350 XP Forbidden Not registered </text:p>
          </table:table-cell>
          <table:table-cell table:formula="of:==MID([.A11];SEARCH(&quot;about &quot;;[.A11])+LEN(&quot;about &quot;);SEARCH(&quot; hours &quot;;[.A11])-SEARCH(&quot;about &quot;;[.A11])-LEN(&quot;about &quot;))" office:value-type="string" office:string-value="7" calcext:value-type="string">
            <text:p>7</text:p>
          </table:table-cell>
          <table:table-cell table:formula="of:==MID([.A11];SEARCH(&quot;hours &quot;;[.A11])+LEN(&quot;hours &quot;);SEARCH(&quot; XP &quot;;[.A11])-SEARCH(&quot;hours &quot;;[.A11])-LEN(&quot;hours &quot;))" office:value-type="string" office:string-value="1350" calcext:value-type="string">
            <text:p>1350</text:p>
          </table:table-cell>
          <table:table-cell/>
          <table:table-cell table:formula="of:=[.C11]/[.B11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cybersecurity-stockholm-malware" xlink:type="simple">Cybersecurity - Stockholm - Malware</text:a> about 7 hours 1350 XP Forbidden Not registered </text:p>
          </table:table-cell>
          <table:table-cell table:formula="of:==MID([.A12];SEARCH(&quot;about &quot;;[.A12])+LEN(&quot;about &quot;);SEARCH(&quot; hours &quot;;[.A12])-SEARCH(&quot;about &quot;;[.A12])-LEN(&quot;about &quot;))" office:value-type="string" office:string-value="7" calcext:value-type="string">
            <text:p>7</text:p>
          </table:table-cell>
          <table:table-cell table:formula="of:==MID([.A12];SEARCH(&quot;hours &quot;;[.A12])+LEN(&quot;hours &quot;);SEARCH(&quot; XP &quot;;[.A12])-SEARCH(&quot;hours &quot;;[.A12])-LEN(&quot;hours &quot;))" office:value-type="string" office:string-value="1350" calcext:value-type="string">
            <text:p>1350</text:p>
          </table:table-cell>
          <table:table-cell/>
          <table:table-cell table:formula="of:=[.C12]/[.B12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cybersecurity-vaccine-web" xlink:type="simple">Cybersecurity - Vaccine - Web</text:a> about 7 hours 1350 XP Forbidden Not registered </text:p>
          </table:table-cell>
          <table:table-cell table:formula="of:==MID([.A13];SEARCH(&quot;about &quot;;[.A13])+LEN(&quot;about &quot;);SEARCH(&quot; hours &quot;;[.A13])-SEARCH(&quot;about &quot;;[.A13])-LEN(&quot;about &quot;))" office:value-type="string" office:string-value="7" calcext:value-type="string">
            <text:p>7</text:p>
          </table:table-cell>
          <table:table-cell table:formula="of:==MID([.A13];SEARCH(&quot;hours &quot;;[.A13])+LEN(&quot;hours &quot;);SEARCH(&quot; XP &quot;;[.A13])-SEARCH(&quot;hours &quot;;[.A13])-LEN(&quot;hours &quot;))" office:value-type="string" office:string-value="1350" calcext:value-type="string">
            <text:p>1350</text:p>
          </table:table-cell>
          <table:table-cell/>
          <table:table-cell table:formula="of:=[.C13]/[.B13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ssl_des" xlink:type="simple">ft_ssl_des</text:a> about 49 hours 9450 XP Forbidden Not registered </text:p>
          </table:table-cell>
          <table:table-cell table:formula="of:==MID([.A14];SEARCH(&quot;about &quot;;[.A14])+LEN(&quot;about &quot;);SEARCH(&quot; hours &quot;;[.A14])-SEARCH(&quot;about &quot;;[.A14])-LEN(&quot;about &quot;))" office:value-type="string" office:string-value="49" calcext:value-type="string">
            <text:p>49</text:p>
          </table:table-cell>
          <table:table-cell table:formula="of:==MID([.A14];SEARCH(&quot;hours &quot;;[.A14])+LEN(&quot;hours &quot;);SEARCH(&quot; XP &quot;;[.A14])-SEARCH(&quot;hours &quot;;[.A14])-LEN(&quot;hours &quot;))" office:value-type="string" office:string-value="9450" calcext:value-type="string">
            <text:p>9450</text:p>
          </table:table-cell>
          <table:table-cell/>
          <table:table-cell table:formula="of:=[.C14]/[.B14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ssl_md5" xlink:type="simple">ft_ssl_md5</text:a> about 49 hours 9450 XP Forbidden Not registered </text:p>
          </table:table-cell>
          <table:table-cell table:formula="of:==MID([.A15];SEARCH(&quot;about &quot;;[.A15])+LEN(&quot;about &quot;);SEARCH(&quot; hours &quot;;[.A15])-SEARCH(&quot;about &quot;;[.A15])-LEN(&quot;about &quot;))" office:value-type="string" office:string-value="49" calcext:value-type="string">
            <text:p>49</text:p>
          </table:table-cell>
          <table:table-cell table:formula="of:==MID([.A15];SEARCH(&quot;hours &quot;;[.A15])+LEN(&quot;hours &quot;);SEARCH(&quot; XP &quot;;[.A15])-SEARCH(&quot;hours &quot;;[.A15])-LEN(&quot;hours &quot;))" office:value-type="string" office:string-value="9450" calcext:value-type="string">
            <text:p>9450</text:p>
          </table:table-cell>
          <table:table-cell/>
          <table:table-cell table:formula="of:=[.C15]/[.B15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rpsim" xlink:type="simple">krpsim</text:a> about 49 hours 9450 XP Forbidden Not registered </text:p>
          </table:table-cell>
          <table:table-cell table:formula="of:==MID([.A16];SEARCH(&quot;about &quot;;[.A16])+LEN(&quot;about &quot;);SEARCH(&quot; hours &quot;;[.A16])-SEARCH(&quot;about &quot;;[.A16])-LEN(&quot;about &quot;))" office:value-type="string" office:string-value="49" calcext:value-type="string">
            <text:p>49</text:p>
          </table:table-cell>
          <table:table-cell table:formula="of:==MID([.A16];SEARCH(&quot;hours &quot;;[.A16])+LEN(&quot;hours &quot;);SEARCH(&quot; XP &quot;;[.A16])-SEARCH(&quot;hours &quot;;[.A16])-LEN(&quot;hours &quot;))" office:value-type="string" office:string-value="9450" calcext:value-type="string">
            <text:p>9450</text:p>
          </table:table-cell>
          <table:table-cell/>
          <table:table-cell table:formula="of:=[.C16]/[.B16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malloc" xlink:type="simple">malloc</text:a> about 49 hours 9450 XP Forbidden Not registered </text:p>
          </table:table-cell>
          <table:table-cell table:formula="of:==MID([.A17];SEARCH(&quot;about &quot;;[.A17])+LEN(&quot;about &quot;);SEARCH(&quot; hours &quot;;[.A17])-SEARCH(&quot;about &quot;;[.A17])-LEN(&quot;about &quot;))" office:value-type="string" office:string-value="49" calcext:value-type="string">
            <text:p>49</text:p>
          </table:table-cell>
          <table:table-cell table:formula="of:==MID([.A17];SEARCH(&quot;hours &quot;;[.A17])+LEN(&quot;hours &quot;);SEARCH(&quot; XP &quot;;[.A17])-SEARCH(&quot;hours &quot;;[.A17])-LEN(&quot;hours &quot;))" office:value-type="string" office:string-value="9450" calcext:value-type="string">
            <text:p>9450</text:p>
          </table:table-cell>
          <table:table-cell/>
          <table:table-cell table:formula="of:=[.C17]/[.B17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matt-daemon" xlink:type="simple">matt-daemon</text:a> about 49 hours 9450 XP Forbidden Not registered </text:p>
          </table:table-cell>
          <table:table-cell table:formula="of:==MID([.A18];SEARCH(&quot;about &quot;;[.A18])+LEN(&quot;about &quot;);SEARCH(&quot; hours &quot;;[.A18])-SEARCH(&quot;about &quot;;[.A18])-LEN(&quot;about &quot;))" office:value-type="string" office:string-value="49" calcext:value-type="string">
            <text:p>49</text:p>
          </table:table-cell>
          <table:table-cell table:formula="of:==MID([.A18];SEARCH(&quot;hours &quot;;[.A18])+LEN(&quot;hours &quot;);SEARCH(&quot; XP &quot;;[.A18])-SEARCH(&quot;hours &quot;;[.A18])-LEN(&quot;hours &quot;))" office:value-type="string" office:string-value="9450" calcext:value-type="string">
            <text:p>9450</text:p>
          </table:table-cell>
          <table:table-cell/>
          <table:table-cell table:formula="of:=[.C18]/[.B18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scop" xlink:type="simple">scop</text:a> about 49 hours 9450 XP Forbidden Not registered </text:p>
          </table:table-cell>
          <table:table-cell table:formula="of:==MID([.A19];SEARCH(&quot;about &quot;;[.A19])+LEN(&quot;about &quot;);SEARCH(&quot; hours &quot;;[.A19])-SEARCH(&quot;about &quot;;[.A19])-LEN(&quot;about &quot;))" office:value-type="string" office:string-value="49" calcext:value-type="string">
            <text:p>49</text:p>
          </table:table-cell>
          <table:table-cell table:formula="of:==MID([.A19];SEARCH(&quot;hours &quot;;[.A19])+LEN(&quot;hours &quot;);SEARCH(&quot; XP &quot;;[.A19])-SEARCH(&quot;hours &quot;;[.A19])-LEN(&quot;hours &quot;))" office:value-type="string" office:string-value="9450" calcext:value-type="string">
            <text:p>9450</text:p>
          </table:table-cell>
          <table:table-cell/>
          <table:table-cell table:formula="of:=[.C19]/[.B19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strace" xlink:type="simple">strace</text:a> about 49 hours 9450 XP Forbidden Not registered </text:p>
          </table:table-cell>
          <table:table-cell table:formula="of:==MID([.A20];SEARCH(&quot;about &quot;;[.A20])+LEN(&quot;about &quot;);SEARCH(&quot; hours &quot;;[.A20])-SEARCH(&quot;about &quot;;[.A20])-LEN(&quot;about &quot;))" office:value-type="string" office:string-value="49" calcext:value-type="string">
            <text:p>49</text:p>
          </table:table-cell>
          <table:table-cell table:formula="of:==MID([.A20];SEARCH(&quot;hours &quot;;[.A20])+LEN(&quot;hours &quot;);SEARCH(&quot; XP &quot;;[.A20])-SEARCH(&quot;hours &quot;;[.A20])-LEN(&quot;hours &quot;))" office:value-type="string" office:string-value="9450" calcext:value-type="string">
            <text:p>9450</text:p>
          </table:table-cell>
          <table:table-cell/>
          <table:table-cell table:formula="of:=[.C20]/[.B20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woody-woodpacker" xlink:type="simple">woody-woodpacker</text:a> about 49 hours 9450 XP Forbidden Not registered </text:p>
          </table:table-cell>
          <table:table-cell table:formula="of:==MID([.A21];SEARCH(&quot;about &quot;;[.A21])+LEN(&quot;about &quot;);SEARCH(&quot; hours &quot;;[.A21])-SEARCH(&quot;about &quot;;[.A21])-LEN(&quot;about &quot;))" office:value-type="string" office:string-value="49" calcext:value-type="string">
            <text:p>49</text:p>
          </table:table-cell>
          <table:table-cell table:formula="of:==MID([.A21];SEARCH(&quot;hours &quot;;[.A21])+LEN(&quot;hours &quot;);SEARCH(&quot; XP &quot;;[.A21])-SEARCH(&quot;hours &quot;;[.A21])-LEN(&quot;hours &quot;))" office:value-type="string" office:string-value="9450" calcext:value-type="string">
            <text:p>9450</text:p>
          </table:table-cell>
          <table:table-cell/>
          <table:table-cell table:formula="of:=[.C21]/[.B21]" office:value-type="float" office:value="192.85714285714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override" xlink:type="simple">override</text:a> about 196 hours 35700 XP Forbidden Not registered </text:p>
          </table:table-cell>
          <table:table-cell table:formula="of:==MID([.A22];SEARCH(&quot;about &quot;;[.A22])+LEN(&quot;about &quot;);SEARCH(&quot; hours &quot;;[.A22])-SEARCH(&quot;about &quot;;[.A22])-LEN(&quot;about &quot;))" office:value-type="string" office:string-value="196" calcext:value-type="string">
            <text:p>196</text:p>
          </table:table-cell>
          <table:table-cell table:formula="of:==MID([.A22];SEARCH(&quot;hours &quot;;[.A22])+LEN(&quot;hours &quot;);SEARCH(&quot; XP &quot;;[.A22])-SEARCH(&quot;hours &quot;;[.A22])-LEN(&quot;hours &quot;))" office:value-type="string" office:string-value="35700" calcext:value-type="string">
            <text:p>35700</text:p>
          </table:table-cell>
          <table:table-cell/>
          <table:table-cell table:formula="of:=[.C22]/[.B22]" office:value-type="float" office:value="182.142857142857" calcext:value-type="float">
            <text:p>182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war" xlink:type="simple">war</text:a> about 196 hours 35700 XP Forbidden Not registered </text:p>
          </table:table-cell>
          <table:table-cell table:formula="of:==MID([.A23];SEARCH(&quot;about &quot;;[.A23])+LEN(&quot;about &quot;);SEARCH(&quot; hours &quot;;[.A23])-SEARCH(&quot;about &quot;;[.A23])-LEN(&quot;about &quot;))" office:value-type="string" office:string-value="196" calcext:value-type="string">
            <text:p>196</text:p>
          </table:table-cell>
          <table:table-cell table:formula="of:==MID([.A23];SEARCH(&quot;hours &quot;;[.A23])+LEN(&quot;hours &quot;);SEARCH(&quot; XP &quot;;[.A23])-SEARCH(&quot;hours &quot;;[.A23])-LEN(&quot;hours &quot;))" office:value-type="string" office:string-value="35700" calcext:value-type="string">
            <text:p>35700</text:p>
          </table:table-cell>
          <table:table-cell/>
          <table:table-cell table:formula="of:=[.C23]/[.B23]" office:value-type="float" office:value="182.142857142857" calcext:value-type="float">
            <text:p>182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dr-quine" xlink:type="simple">dr-quine</text:a> about 14 hours 2520 XP Forbidden Not registered </text:p>
          </table:table-cell>
          <table:table-cell table:formula="of:==MID([.A24];SEARCH(&quot;about &quot;;[.A24])+LEN(&quot;about &quot;);SEARCH(&quot; hours &quot;;[.A24])-SEARCH(&quot;about &quot;;[.A24])-LEN(&quot;about &quot;))" office:value-type="string" office:string-value="14" calcext:value-type="string">
            <text:p>14</text:p>
          </table:table-cell>
          <table:table-cell table:formula="of:==MID([.A24];SEARCH(&quot;hours &quot;;[.A24])+LEN(&quot;hours &quot;);SEARCH(&quot; XP &quot;;[.A24])-SEARCH(&quot;hours &quot;;[.A24])-LEN(&quot;hours &quot;))" office:value-type="string" office:string-value="2520" calcext:value-type="string">
            <text:p>2520</text:p>
          </table:table-cell>
          <table:table-cell/>
          <table:table-cell table:formula="of:=[.C24]/[.B2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ainfall about 21 days 25200 XP Forbidden Not registered </text:p>
          </table:table-cell>
          <table:table-cell table:formula="of:==MID([.A25];SEARCH(&quot;about &quot;;[.A25])+LEN(&quot;about &quot;);SEARCH(&quot; days &quot;;[.A25])-SEARCH(&quot;about &quot;;[.A25])-LEN(&quot;about &quot;))" office:value-type="string" office:string-value="21" calcext:value-type="string">
            <text:p>21</text:p>
          </table:table-cell>
          <table:table-cell table:formula="of:==MID([.A25];SEARCH(&quot;days &quot;;[.A25])+LEN(&quot;days &quot;);SEARCH(&quot; XP &quot;;[.A25])-SEARCH(&quot;days &quot;;[.A25])-LEN(&quot;days &quot;))" office:value-type="string" office:string-value="25200" calcext:value-type="string">
            <text:p>25200</text:p>
          </table:table-cell>
          <table:table-cell table:style-name="ce2" table:formula="of:=[.C25]/[.B25]" office:value-type="float" office:value="1200" calcext:value-type="float">
            <text:p>1200</text:p>
          </table:table-cell>
          <table:table-cell table:formula="of:= [.D25] / 7" office:value-type="float" office:value="171.428571428571" calcext:value-type="float">
            <text:p>171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drivers-and-interrupts" xlink:type="simple">drivers-and-interrupts</text:a> about 98 hours 15750 XP Forbidden Not registered </text:p>
          </table:table-cell>
          <table:table-cell table:formula="of:==MID([.A26];SEARCH(&quot;about &quot;;[.A26])+LEN(&quot;about &quot;);SEARCH(&quot; hours &quot;;[.A26])-SEARCH(&quot;about &quot;;[.A26])-LEN(&quot;about &quot;))" office:value-type="string" office:string-value="98" calcext:value-type="string">
            <text:p>98</text:p>
          </table:table-cell>
          <table:table-cell table:formula="of:==MID([.A26];SEARCH(&quot;hours &quot;;[.A26])+LEN(&quot;hours &quot;);SEARCH(&quot; XP &quot;;[.A26])-SEARCH(&quot;hours &quot;;[.A26])-LEN(&quot;hours &quot;))" office:value-type="string" office:string-value="15750" calcext:value-type="string">
            <text:p>15750</text:p>
          </table:table-cell>
          <table:table-cell/>
          <table:table-cell table:formula="of:=[.C26]/[.B26]" office:value-type="float" office:value="160.714285714286" calcext:value-type="float">
            <text:p>161</text:p>
          </table:table-cell>
        </table:table-row>
        <table:table-row table:style-name="ro1">
          <table:table-cell office:value-type="string" calcext:value-type="string">
            <text:p>Mobile ALL about 63 hours 9450 XP Forbidden Not registered </text:p>
          </table:table-cell>
          <table:table-cell table:formula="of:==MID([.A27];SEARCH(&quot;about &quot;;[.A27])+LEN(&quot;about &quot;);SEARCH(&quot; hours &quot;;[.A27])-SEARCH(&quot;about &quot;;[.A27])-LEN(&quot;about &quot;))" office:value-type="string" office:string-value="63" calcext:value-type="string">
            <text:p>63</text:p>
          </table:table-cell>
          <table:table-cell table:formula="of:==MID([.A27];SEARCH(&quot;hours &quot;;[.A27])+LEN(&quot;hours &quot;);SEARCH(&quot; XP &quot;;[.A27])-SEARCH(&quot;hours &quot;;[.A27])-LEN(&quot;hours &quot;))" office:value-type="string" office:string-value="9450" calcext:value-type="string">
            <text:p>9450</text:p>
          </table:table-cell>
          <table:table-cell/>
          <table:table-cell table:formula="of:=[.C27]/[.B27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ymfony All about 63 hours 9450 XP Forbidden Not registered </text:p>
          </table:table-cell>
          <table:table-cell table:formula="of:==MID([.A28];SEARCH(&quot;about &quot;;[.A28])+LEN(&quot;about &quot;);SEARCH(&quot; hours &quot;;[.A28])-SEARCH(&quot;about &quot;;[.A28])-LEN(&quot;about &quot;))" office:value-type="string" office:string-value="63" calcext:value-type="string">
            <text:p>63</text:p>
          </table:table-cell>
          <table:table-cell table:formula="of:==MID([.A28];SEARCH(&quot;hours &quot;;[.A28])+LEN(&quot;hours &quot;);SEARCH(&quot; XP &quot;;[.A28])-SEARCH(&quot;hours &quot;;[.A28])-LEN(&quot;hours &quot;))" office:value-type="string" office:string-value="9450" calcext:value-type="string">
            <text:p>9450</text:p>
          </table:table-cell>
          <table:table-cell/>
          <table:table-cell table:formula="of:=[.C28]/[.B28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iscine Object ALL about 64 hours 9450 XP Forbidden Not registered </text:p>
          </table:table-cell>
          <table:table-cell table:formula="of:==MID([.A29];SEARCH(&quot;about &quot;;[.A29])+LEN(&quot;about &quot;);SEARCH(&quot; hours &quot;;[.A29])-SEARCH(&quot;about &quot;;[.A29])-LEN(&quot;about &quot;))" office:value-type="string" office:string-value="64" calcext:value-type="string">
            <text:p>64</text:p>
          </table:table-cell>
          <table:table-cell table:formula="of:==MID([.A29];SEARCH(&quot;hours &quot;;[.A29])+LEN(&quot;hours &quot;);SEARCH(&quot; XP &quot;;[.A29])-SEARCH(&quot;hours &quot;;[.A29])-LEN(&quot;hours &quot;))" office:value-type="string" office:string-value="9450" calcext:value-type="string">
            <text:p>9450</text:p>
          </table:table-cell>
          <table:table-cell/>
          <table:table-cell table:formula="of:=[.C29]/[.B29]" office:value-type="float" office:value="147.65625" calcext:value-type="float">
            <text:p>148</text:p>
          </table:table-cell>
        </table:table-row>
        <table:table-row table:style-name="ro1">
          <table:table-cell office:value-type="string" calcext:value-type="string">
            <text:p>CPP Module 04 about 70 hours 9660 XP Forbidden finished </text:p>
          </table:table-cell>
          <table:table-cell table:formula="of:==MID([.A30];SEARCH(&quot;about &quot;;[.A30])+LEN(&quot;about &quot;);SEARCH(&quot; hours &quot;;[.A30])-SEARCH(&quot;about &quot;;[.A30])-LEN(&quot;about &quot;))" office:value-type="string" office:string-value="70" calcext:value-type="string">
            <text:p>70</text:p>
          </table:table-cell>
          <table:table-cell table:formula="of:==MID([.A30];SEARCH(&quot;hours &quot;;[.A30])+LEN(&quot;hours &quot;);SEARCH(&quot; XP &quot;;[.A30])-SEARCH(&quot;hours &quot;;[.A30])-LEN(&quot;hours &quot;))" office:value-type="string" office:string-value="9660" calcext:value-type="string">
            <text:p>9660</text:p>
          </table:table-cell>
          <table:table-cell/>
          <table:table-cell table:formula="of:=[.C30]/[.B30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ata Science ALL about 35 hours 4725 XP Forbidden Not registered </text:p>
          </table:table-cell>
          <table:table-cell table:formula="of:==MID([.A31];SEARCH(&quot;about &quot;;[.A31])+LEN(&quot;about &quot;);SEARCH(&quot; hours &quot;;[.A31])-SEARCH(&quot;about &quot;;[.A31])-LEN(&quot;about &quot;))" office:value-type="string" office:string-value="35" calcext:value-type="string">
            <text:p>35</text:p>
          </table:table-cell>
          <table:table-cell table:formula="of:==MID([.A31];SEARCH(&quot;hours &quot;;[.A31])+LEN(&quot;hours &quot;);SEARCH(&quot; XP &quot;;[.A31])-SEARCH(&quot;hours &quot;;[.A31])-LEN(&quot;hours &quot;))" office:value-type="string" office:string-value="4725" calcext:value-type="string">
            <text:p>4725</text:p>
          </table:table-cell>
          <table:table-cell/>
          <table:table-cell table:formula="of:=[.C31]/[.B31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ython ALL about 35 hours 4725 XP Forbidden Not registered </text:p>
          </table:table-cell>
          <table:table-cell table:formula="of:==MID([.A32];SEARCH(&quot;about &quot;;[.A32])+LEN(&quot;about &quot;);SEARCH(&quot; hours &quot;;[.A32])-SEARCH(&quot;about &quot;;[.A32])-LEN(&quot;about &quot;))" office:value-type="string" office:string-value="35" calcext:value-type="string">
            <text:p>35</text:p>
          </table:table-cell>
          <table:table-cell table:formula="of:==MID([.A32];SEARCH(&quot;hours &quot;;[.A32])+LEN(&quot;hours &quot;);SEARCH(&quot; XP &quot;;[.A32])-SEARCH(&quot;hours &quot;;[.A32])-LEN(&quot;hours &quot;))" office:value-type="string" office:string-value="4725" calcext:value-type="string">
            <text:p>4725</text:p>
          </table:table-cell>
          <table:table-cell/>
          <table:table-cell table:formula="of:=[.C32]/[.B32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<text:a xlink:href="https://projects.intra.42.fr/projects/freddie-mercury" xlink:type="simple">freddie-mercury</text:a> about 14 days 12600 XP Forbidden Not registered </text:p>
          </table:table-cell>
          <table:table-cell table:formula="of:==MID([.A33];SEARCH(&quot;about &quot;;[.A33])+LEN(&quot;about &quot;);SEARCH(&quot; days &quot;;[.A33])-SEARCH(&quot;about &quot;;[.A33])-LEN(&quot;about &quot;))" office:value-type="string" office:string-value="14" calcext:value-type="string">
            <text:p>14</text:p>
          </table:table-cell>
          <table:table-cell table:formula="of:==MID([.A33];SEARCH(&quot;days &quot;;[.A33])+LEN(&quot;days &quot;);SEARCH(&quot; XP &quot;;[.A33])-SEARCH(&quot;days &quot;;[.A33])-LEN(&quot;days &quot;))" office:value-type="string" office:string-value="12600" calcext:value-type="string">
            <text:p>12600</text:p>
          </table:table-cell>
          <table:table-cell table:style-name="ce2" table:formula="of:=[.C33]/[.B33]" office:value-type="float" office:value="900" calcext:value-type="float">
            <text:p>900</text:p>
          </table:table-cell>
          <table:table-cell table:formula="of:= [.D33] / 7" office:value-type="float" office:value="128.571428571429" calcext:value-type="float">
            <text:p>129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bomberman" xlink:type="simple">bomberman</text:a> about 196 hours 25200 XP Forbidden Not registered </text:p>
          </table:table-cell>
          <table:table-cell table:formula="of:==MID([.A34];SEARCH(&quot;about &quot;;[.A34])+LEN(&quot;about &quot;);SEARCH(&quot; hours &quot;;[.A34])-SEARCH(&quot;about &quot;;[.A34])-LEN(&quot;about &quot;))" office:value-type="string" office:string-value="196" calcext:value-type="string">
            <text:p>196</text:p>
          </table:table-cell>
          <table:table-cell table:formula="of:==MID([.A34];SEARCH(&quot;hours &quot;;[.A34])+LEN(&quot;hours &quot;);SEARCH(&quot; XP &quot;;[.A34])-SEARCH(&quot;hours &quot;;[.A34])-LEN(&quot;hours &quot;))" office:value-type="string" office:string-value="25200" calcext:value-type="string">
            <text:p>25200</text:p>
          </table:table-cell>
          <table:table-cell/>
          <table:table-cell table:formula="of:=[.C34]/[.B34]" office:value-type="float" office:value="128.571428571429" calcext:value-type="float">
            <text:p>129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gomoku" xlink:type="simple">gomoku</text:a> about 196 hours 25200 XP Forbidden Not registered </text:p>
          </table:table-cell>
          <table:table-cell table:formula="of:==MID([.A35];SEARCH(&quot;about &quot;;[.A35])+LEN(&quot;about &quot;);SEARCH(&quot; hours &quot;;[.A35])-SEARCH(&quot;about &quot;;[.A35])-LEN(&quot;about &quot;))" office:value-type="string" office:string-value="196" calcext:value-type="string">
            <text:p>196</text:p>
          </table:table-cell>
          <table:table-cell table:formula="of:==MID([.A35];SEARCH(&quot;hours &quot;;[.A35])+LEN(&quot;hours &quot;);SEARCH(&quot; XP &quot;;[.A35])-SEARCH(&quot;hours &quot;;[.A35])-LEN(&quot;hours &quot;))" office:value-type="string" office:string-value="25200" calcext:value-type="string">
            <text:p>25200</text:p>
          </table:table-cell>
          <table:table-cell/>
          <table:table-cell table:formula="of:=[.C35]/[.B35]" office:value-type="float" office:value="128.571428571429" calcext:value-type="float">
            <text:p>129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fs-4" xlink:type="simple">kfs-4</text:a> about 196 hours 25200 XP Forbidden Not registered </text:p>
          </table:table-cell>
          <table:table-cell table:formula="of:==MID([.A36];SEARCH(&quot;about &quot;;[.A36])+LEN(&quot;about &quot;);SEARCH(&quot; hours &quot;;[.A36])-SEARCH(&quot;about &quot;;[.A36])-LEN(&quot;about &quot;))" office:value-type="string" office:string-value="196" calcext:value-type="string">
            <text:p>196</text:p>
          </table:table-cell>
          <table:table-cell table:formula="of:==MID([.A36];SEARCH(&quot;hours &quot;;[.A36])+LEN(&quot;hours &quot;);SEARCH(&quot; XP &quot;;[.A36])-SEARCH(&quot;hours &quot;;[.A36])-LEN(&quot;hours &quot;))" office:value-type="string" office:string-value="25200" calcext:value-type="string">
            <text:p>25200</text:p>
          </table:table-cell>
          <table:table-cell/>
          <table:table-cell table:formula="of:=[.C36]/[.B36]" office:value-type="float" office:value="128.571428571429" calcext:value-type="float">
            <text:p>129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music-room" xlink:type="simple">music-room</text:a> about 196 hours 25200 XP Forbidden Not registered </text:p>
          </table:table-cell>
          <table:table-cell table:formula="of:==MID([.A37];SEARCH(&quot;about &quot;;[.A37])+LEN(&quot;about &quot;);SEARCH(&quot; hours &quot;;[.A37])-SEARCH(&quot;about &quot;;[.A37])-LEN(&quot;about &quot;))" office:value-type="string" office:string-value="196" calcext:value-type="string">
            <text:p>196</text:p>
          </table:table-cell>
          <table:table-cell table:formula="of:==MID([.A37];SEARCH(&quot;hours &quot;;[.A37])+LEN(&quot;hours &quot;);SEARCH(&quot; XP &quot;;[.A37])-SEARCH(&quot;hours &quot;;[.A37])-LEN(&quot;hours &quot;))" office:value-type="string" office:string-value="25200" calcext:value-type="string">
            <text:p>25200</text:p>
          </table:table-cell>
          <table:table-cell/>
          <table:table-cell table:formula="of:=[.C37]/[.B37]" office:value-type="float" office:value="128.571428571429" calcext:value-type="float">
            <text:p>129</text:p>
          </table:table-cell>
        </table:table-row>
        <table:table-row table:style-name="ro1">
          <table:table-cell office:value-type="string" calcext:value-type="string">
            <text:p><text:a xlink:href="https://projects.intra.42.fr/projects/inception-of-things" xlink:type="simple">Inception-of-Things</text:a> about 200 hours 25450 XP Forbidden Not registered </text:p>
          </table:table-cell>
          <table:table-cell table:formula="of:==MID([.A38];SEARCH(&quot;about &quot;;[.A38])+LEN(&quot;about &quot;);SEARCH(&quot; hours &quot;;[.A38])-SEARCH(&quot;about &quot;;[.A38])-LEN(&quot;about &quot;))" office:value-type="string" office:string-value="200" calcext:value-type="string">
            <text:p>200</text:p>
          </table:table-cell>
          <table:table-cell table:formula="of:==MID([.A38];SEARCH(&quot;hours &quot;;[.A38])+LEN(&quot;hours &quot;);SEARCH(&quot; XP &quot;;[.A38])-SEARCH(&quot;hours &quot;;[.A38])-LEN(&quot;hours &quot;))" office:value-type="string" office:string-value="25450" calcext:value-type="string">
            <text:p>25450</text:p>
          </table:table-cell>
          <table:table-cell/>
          <table:table-cell table:formula="of:=[.C38]/[.B38]" office:value-type="float" office:value="127.25" calcext:value-type="float">
            <text:p>127</text:p>
          </table:table-cell>
        </table:table-row>
        <table:table-row table:style-name="ro1">
          <table:table-cell office:value-type="string" calcext:value-type="string">
            <text:p><text:a xlink:href="https://projects.intra.42.fr/projects/ft_irc" xlink:type="simple">ft_irc</text:a> about 175 hours 21630 XP Forbidden Not registered </text:p>
          </table:table-cell>
          <table:table-cell table:formula="of:==MID([.A39];SEARCH(&quot;about &quot;;[.A39])+LEN(&quot;about &quot;);SEARCH(&quot; hours &quot;;[.A39])-SEARCH(&quot;about &quot;;[.A39])-LEN(&quot;about &quot;))" office:value-type="string" office:string-value="175" calcext:value-type="string">
            <text:p>175</text:p>
          </table:table-cell>
          <table:table-cell table:formula="of:==MID([.A39];SEARCH(&quot;hours &quot;;[.A39])+LEN(&quot;hours &quot;);SEARCH(&quot; XP &quot;;[.A39])-SEARCH(&quot;hours &quot;;[.A39])-LEN(&quot;hours &quot;))" office:value-type="string" office:string-value="21630" calcext:value-type="string">
            <text:p>21630</text:p>
          </table:table-cell>
          <table:table-cell/>
          <table:table-cell table:formula="of:=[.C39]/[.B39]" office:value-type="float" office:value="123.6" calcext:value-type="float">
            <text:p>124</text:p>
          </table:table-cell>
        </table:table-row>
        <table:table-row table:style-name="ro1">
          <table:table-cell office:value-type="string" calcext:value-type="string">
            <text:p><text:a xlink:href="https://projects.intra.42.fr/projects/old-irc" xlink:type="simple">Old-IRC</text:a> about 175 hours 21630 XP Forbidden Not registered </text:p>
          </table:table-cell>
          <table:table-cell table:formula="of:==MID([.A40];SEARCH(&quot;about &quot;;[.A40])+LEN(&quot;about &quot;);SEARCH(&quot; hours &quot;;[.A40])-SEARCH(&quot;about &quot;;[.A40])-LEN(&quot;about &quot;))" office:value-type="string" office:string-value="175" calcext:value-type="string">
            <text:p>175</text:p>
          </table:table-cell>
          <table:table-cell table:formula="of:==MID([.A40];SEARCH(&quot;hours &quot;;[.A40])+LEN(&quot;hours &quot;);SEARCH(&quot; XP &quot;;[.A40])-SEARCH(&quot;hours &quot;;[.A40])-LEN(&quot;hours &quot;))" office:value-type="string" office:string-value="21630" calcext:value-type="string">
            <text:p>21630</text:p>
          </table:table-cell>
          <table:table-cell/>
          <table:table-cell table:formula="of:=[.C40]/[.B40]" office:value-type="float" office:value="123.6" calcext:value-type="float">
            <text:p>124</text:p>
          </table:table-cell>
        </table:table-row>
        <table:table-row table:style-name="ro1">
          <table:table-cell office:value-type="string" calcext:value-type="string">
            <text:p><text:a xlink:href="https://projects.intra.42.fr/projects/webserv" xlink:type="simple">webserv</text:a> about 175 hours 21630 XP Forbidden finished </text:p>
          </table:table-cell>
          <table:table-cell table:formula="of:==MID([.A41];SEARCH(&quot;about &quot;;[.A41])+LEN(&quot;about &quot;);SEARCH(&quot; hours &quot;;[.A41])-SEARCH(&quot;about &quot;;[.A41])-LEN(&quot;about &quot;))" office:value-type="string" office:string-value="175" calcext:value-type="string">
            <text:p>175</text:p>
          </table:table-cell>
          <table:table-cell table:formula="of:==MID([.A41];SEARCH(&quot;hours &quot;;[.A41])+LEN(&quot;hours &quot;);SEARCH(&quot; XP &quot;;[.A41])-SEARCH(&quot;hours &quot;;[.A41])-LEN(&quot;hours &quot;))" office:value-type="string" office:string-value="21630" calcext:value-type="string">
            <text:p>21630</text:p>
          </table:table-cell>
          <table:table-cell/>
          <table:table-cell table:formula="of:=[.C41]/[.B41]" office:value-type="float" office:value="123.6" calcext:value-type="float">
            <text:p>124</text:p>
          </table:table-cell>
        </table:table-row>
        <table:table-row table:style-name="ro1">
          <table:table-cell office:value-type="string" calcext:value-type="string">
            <text:p><text:a xlink:href="https://projects.intra.42.fr/projects/ft_malcolm" xlink:type="simple">ft_malcolm</text:a> about 49 hours 6000 XP Forbidden Not registered </text:p>
          </table:table-cell>
          <table:table-cell table:formula="of:==MID([.A42];SEARCH(&quot;about &quot;;[.A42])+LEN(&quot;about &quot;);SEARCH(&quot; hours &quot;;[.A42])-SEARCH(&quot;about &quot;;[.A42])-LEN(&quot;about &quot;))" office:value-type="string" office:string-value="49" calcext:value-type="string">
            <text:p>49</text:p>
          </table:table-cell>
          <table:table-cell table:formula="of:==MID([.A42];SEARCH(&quot;hours &quot;;[.A42])+LEN(&quot;hours &quot;);SEARCH(&quot; XP &quot;;[.A42])-SEARCH(&quot;hours &quot;;[.A42])-LEN(&quot;hours &quot;))" office:value-type="string" office:string-value="6000" calcext:value-type="string">
            <text:p>6000</text:p>
          </table:table-cell>
          <table:table-cell/>
          <table:table-cell table:formula="of:=[.C42]/[.B42]" office:value-type="float" office:value="122.448979591837" calcext:value-type="float">
            <text:p>122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fs-3" xlink:type="simple">kfs-3</text:a> about 294 hours 35700 XP Forbidden Not registered </text:p>
          </table:table-cell>
          <table:table-cell table:formula="of:==MID([.A43];SEARCH(&quot;about &quot;;[.A43])+LEN(&quot;about &quot;);SEARCH(&quot; hours &quot;;[.A43])-SEARCH(&quot;about &quot;;[.A43])-LEN(&quot;about &quot;))" office:value-type="string" office:string-value="294" calcext:value-type="string">
            <text:p>294</text:p>
          </table:table-cell>
          <table:table-cell table:formula="of:==MID([.A43];SEARCH(&quot;hours &quot;;[.A43])+LEN(&quot;hours &quot;);SEARCH(&quot; XP &quot;;[.A43])-SEARCH(&quot;hours &quot;;[.A43])-LEN(&quot;hours &quot;))" office:value-type="string" office:string-value="35700" calcext:value-type="string">
            <text:p>35700</text:p>
          </table:table-cell>
          <table:table-cell/>
          <table:table-cell table:formula="of:=[.C43]/[.B43]" office:value-type="float" office:value="121.428571428571" calcext:value-type="float">
            <text:p>121</text:p>
          </table:table-cell>
        </table:table-row>
        <table:table-row table:style-name="ro2">
          <table:table-cell office:value-type="string" calcext:value-type="string">
            <text:p><text:a xlink:href="https://projects.intra.42.fr/projects/bgp-at-doors-of-autonomous-systems-is-simple" xlink:type="simple">Bgp At Doors of Autonomous Systems is Simple</text:a> about 200 hours 22450 XP Forbidden Not registered </text:p>
          </table:table-cell>
          <table:table-cell table:formula="of:==MID([.A44];SEARCH(&quot;about &quot;;[.A44])+LEN(&quot;about &quot;);SEARCH(&quot; hours &quot;;[.A44])-SEARCH(&quot;about &quot;;[.A44])-LEN(&quot;about &quot;))" office:value-type="string" office:string-value="200" calcext:value-type="string">
            <text:p>200</text:p>
          </table:table-cell>
          <table:table-cell table:formula="of:==MID([.A44];SEARCH(&quot;hours &quot;;[.A44])+LEN(&quot;hours &quot;);SEARCH(&quot; XP &quot;;[.A44])-SEARCH(&quot;hours &quot;;[.A44])-LEN(&quot;hours &quot;))" office:value-type="string" office:string-value="22450" calcext:value-type="string">
            <text:p>22450</text:p>
          </table:table-cell>
          <table:table-cell/>
          <table:table-cell table:formula="of:=[.C44]/[.B44]" office:value-type="float" office:value="112.25" calcext:value-type="float">
            <text:p>112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vox" xlink:type="simple">ft_vox</text:a> about 147 hours 15750 XP Forbidden Not registered </text:p>
          </table:table-cell>
          <table:table-cell table:formula="of:==MID([.A45];SEARCH(&quot;about &quot;;[.A45])+LEN(&quot;about &quot;);SEARCH(&quot; hours &quot;;[.A45])-SEARCH(&quot;about &quot;;[.A45])-LEN(&quot;about &quot;))" office:value-type="string" office:string-value="147" calcext:value-type="string">
            <text:p>147</text:p>
          </table:table-cell>
          <table:table-cell table:formula="of:==MID([.A45];SEARCH(&quot;hours &quot;;[.A45])+LEN(&quot;hours &quot;);SEARCH(&quot; XP &quot;;[.A45])-SEARCH(&quot;hours &quot;;[.A45])-LEN(&quot;hours &quot;))" office:value-type="string" office:string-value="15750" calcext:value-type="string">
            <text:p>15750</text:p>
          </table:table-cell>
          <table:table-cell/>
          <table:table-cell table:formula="of:=[.C45]/[.B45]" office:value-type="float" office:value="107.14285714285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particle-system" xlink:type="simple">particle-system</text:a> about 147 hours 15750 XP Forbidden Not registered </text:p>
          </table:table-cell>
          <table:table-cell table:formula="of:==MID([.A46];SEARCH(&quot;about &quot;;[.A46])+LEN(&quot;about &quot;);SEARCH(&quot; hours &quot;;[.A46])-SEARCH(&quot;about &quot;;[.A46])-LEN(&quot;about &quot;))" office:value-type="string" office:string-value="147" calcext:value-type="string">
            <text:p>147</text:p>
          </table:table-cell>
          <table:table-cell table:formula="of:==MID([.A46];SEARCH(&quot;hours &quot;;[.A46])+LEN(&quot;hours &quot;);SEARCH(&quot; XP &quot;;[.A46])-SEARCH(&quot;hours &quot;;[.A46])-LEN(&quot;hours &quot;))" office:value-type="string" office:string-value="15750" calcext:value-type="string">
            <text:p>15750</text:p>
          </table:table-cell>
          <table:table-cell/>
          <table:table-cell table:formula="of:=[.C46]/[.B46]" office:value-type="float" office:value="107.14285714285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red-tetris" xlink:type="simple">red-tetris</text:a> about 147 hours 15750 XP Forbidden Not registered </text:p>
          </table:table-cell>
          <table:table-cell table:formula="of:==MID([.A47];SEARCH(&quot;about &quot;;[.A47])+LEN(&quot;about &quot;);SEARCH(&quot; hours &quot;;[.A47])-SEARCH(&quot;about &quot;;[.A47])-LEN(&quot;about &quot;))" office:value-type="string" office:string-value="147" calcext:value-type="string">
            <text:p>147</text:p>
          </table:table-cell>
          <table:table-cell table:formula="of:==MID([.A47];SEARCH(&quot;hours &quot;;[.A47])+LEN(&quot;hours &quot;);SEARCH(&quot; XP &quot;;[.A47])-SEARCH(&quot;hours &quot;;[.A47])-LEN(&quot;hours &quot;))" office:value-type="string" office:string-value="15750" calcext:value-type="string">
            <text:p>15750</text:p>
          </table:table-cell>
          <table:table-cell/>
          <table:table-cell table:formula="of:=[.C47]/[.B47]" office:value-type="float" office:value="107.14285714285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shaderpixel" xlink:type="simple">shaderpixel</text:a> about 147 hours 15750 XP Forbidden Not registered </text:p>
          </table:table-cell>
          <table:table-cell table:formula="of:==MID([.A48];SEARCH(&quot;about &quot;;[.A48])+LEN(&quot;about &quot;);SEARCH(&quot; hours &quot;;[.A48])-SEARCH(&quot;about &quot;;[.A48])-LEN(&quot;about &quot;))" office:value-type="string" office:string-value="147" calcext:value-type="string">
            <text:p>147</text:p>
          </table:table-cell>
          <table:table-cell table:formula="of:==MID([.A48];SEARCH(&quot;hours &quot;;[.A48])+LEN(&quot;hours &quot;);SEARCH(&quot; XP &quot;;[.A48])-SEARCH(&quot;hours &quot;;[.A48])-LEN(&quot;hours &quot;))" office:value-type="string" office:string-value="15750" calcext:value-type="string">
            <text:p>15750</text:p>
          </table:table-cell>
          <table:table-cell/>
          <table:table-cell table:formula="of:=[.C48]/[.B48]" office:value-type="float" office:value="107.14285714285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swifty-proteins" xlink:type="simple">swifty-proteins</text:a> about 147 hours 15750 XP Forbidden Not registered </text:p>
          </table:table-cell>
          <table:table-cell table:formula="of:==MID([.A49];SEARCH(&quot;about &quot;;[.A49])+LEN(&quot;about &quot;);SEARCH(&quot; hours &quot;;[.A49])-SEARCH(&quot;about &quot;;[.A49])-LEN(&quot;about &quot;))" office:value-type="string" office:string-value="147" calcext:value-type="string">
            <text:p>147</text:p>
          </table:table-cell>
          <table:table-cell table:formula="of:==MID([.A49];SEARCH(&quot;hours &quot;;[.A49])+LEN(&quot;hours &quot;);SEARCH(&quot; XP &quot;;[.A49])-SEARCH(&quot;hours &quot;;[.A49])-LEN(&quot;hours &quot;))" office:value-type="string" office:string-value="15750" calcext:value-type="string">
            <text:p>15750</text:p>
          </table:table-cell>
          <table:table-cell/>
          <table:table-cell table:formula="of:=[.C49]/[.B49]" office:value-type="float" office:value="107.14285714285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a xlink:href="https://projects.intra.42.fr/projects/unleashthebox" xlink:type="simple">UnleashTheBox</text:a> about 147 hours 15750 XP Forbidden Not registered </text:p>
          </table:table-cell>
          <table:table-cell table:formula="of:==MID([.A50];SEARCH(&quot;about &quot;;[.A50])+LEN(&quot;about &quot;);SEARCH(&quot; hours &quot;;[.A50])-SEARCH(&quot;about &quot;;[.A50])-LEN(&quot;about &quot;))" office:value-type="string" office:string-value="147" calcext:value-type="string">
            <text:p>147</text:p>
          </table:table-cell>
          <table:table-cell table:formula="of:==MID([.A50];SEARCH(&quot;hours &quot;;[.A50])+LEN(&quot;hours &quot;);SEARCH(&quot; XP &quot;;[.A50])-SEARCH(&quot;hours &quot;;[.A50])-LEN(&quot;hours &quot;))" office:value-type="string" office:string-value="15750" calcext:value-type="string">
            <text:p>15750</text:p>
          </table:table-cell>
          <table:table-cell/>
          <table:table-cell table:formula="of:=[.C50]/[.B50]" office:value-type="float" office:value="107.14285714285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a xlink:href="https://projects.intra.42.fr/projects/ft_transcendence" xlink:type="simple">ft_transcendence</text:a> about 245 hours 24360 XP Forbidden in progress </text:p>
          </table:table-cell>
          <table:table-cell table:formula="of:==MID([.A51];SEARCH(&quot;about &quot;;[.A51])+LEN(&quot;about &quot;);SEARCH(&quot; hours &quot;;[.A51])-SEARCH(&quot;about &quot;;[.A51])-LEN(&quot;about &quot;))" office:value-type="string" office:string-value="245" calcext:value-type="string">
            <text:p>245</text:p>
          </table:table-cell>
          <table:table-cell table:formula="of:==MID([.A51];SEARCH(&quot;hours &quot;;[.A51])+LEN(&quot;hours &quot;);SEARCH(&quot; XP &quot;;[.A51])-SEARCH(&quot;hours &quot;;[.A51])-LEN(&quot;hours &quot;))" office:value-type="string" office:string-value="24360" calcext:value-type="string">
            <text:p>24360</text:p>
          </table:table-cell>
          <table:table-cell/>
          <table:table-cell table:formula="of:=[.C51]/[.B51]" office:value-type="float" office:value="99.4285714285714" calcext:value-type="float">
            <text:p>99</text:p>
          </table:table-cell>
        </table:table-row>
        <table:table-row table:style-name="ro1">
          <table:table-cell office:value-type="string" calcext:value-type="string">
            <text:p><text:a xlink:href="https://projects.intra.42.fr/projects/nm" xlink:type="simple">nm</text:a> about 14 days 9450 XP Forbidden Not registered </text:p>
          </table:table-cell>
          <table:table-cell table:formula="of:==MID([.A52];SEARCH(&quot;about &quot;;[.A52])+LEN(&quot;about &quot;);SEARCH(&quot; days &quot;;[.A52])-SEARCH(&quot;about &quot;;[.A52])-LEN(&quot;about &quot;))" office:value-type="string" office:string-value="14" calcext:value-type="string">
            <text:p>14</text:p>
          </table:table-cell>
          <table:table-cell table:formula="of:==MID([.A52];SEARCH(&quot;days &quot;;[.A52])+LEN(&quot;days &quot;);SEARCH(&quot; XP &quot;;[.A52])-SEARCH(&quot;days &quot;;[.A52])-LEN(&quot;days &quot;))" office:value-type="string" office:string-value="9450" calcext:value-type="string">
            <text:p>9450</text:p>
          </table:table-cell>
          <table:table-cell table:style-name="ce2" table:formula="of:=[.C52]/[.B52]" office:value-type="float" office:value="675" calcext:value-type="float">
            <text:p>675</text:p>
          </table:table-cell>
          <table:table-cell table:formula="of:= [.D52] / 7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42run" xlink:type="simple">42run</text:a> about 98 hours 9450 XP Forbidden Not registered </text:p>
          </table:table-cell>
          <table:table-cell table:formula="of:==MID([.A53];SEARCH(&quot;about &quot;;[.A53])+LEN(&quot;about &quot;);SEARCH(&quot; hours &quot;;[.A53])-SEARCH(&quot;about &quot;;[.A53])-LEN(&quot;about &quot;))" office:value-type="string" office:string-value="98" calcext:value-type="string">
            <text:p>98</text:p>
          </table:table-cell>
          <table:table-cell table:formula="of:==MID([.A53];SEARCH(&quot;hours &quot;;[.A53])+LEN(&quot;hours &quot;);SEARCH(&quot; XP &quot;;[.A53])-SEARCH(&quot;hours &quot;;[.A53])-LEN(&quot;hours &quot;))" office:value-type="string" office:string-value="9450" calcext:value-type="string">
            <text:p>9450</text:p>
          </table:table-cell>
          <table:table-cell/>
          <table:table-cell table:formula="of:=[.C53]/[.B53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expert-system" xlink:type="simple">expert-system</text:a> about 98 hours 9450 XP Forbidden Not registered </text:p>
          </table:table-cell>
          <table:table-cell table:formula="of:==MID([.A54];SEARCH(&quot;about &quot;;[.A54])+LEN(&quot;about &quot;);SEARCH(&quot; hours &quot;;[.A54])-SEARCH(&quot;about &quot;;[.A54])-LEN(&quot;about &quot;))" office:value-type="string" office:string-value="98" calcext:value-type="string">
            <text:p>98</text:p>
          </table:table-cell>
          <table:table-cell table:formula="of:==MID([.A54];SEARCH(&quot;hours &quot;;[.A54])+LEN(&quot;hours &quot;);SEARCH(&quot; XP &quot;;[.A54])-SEARCH(&quot;hours &quot;;[.A54])-LEN(&quot;hours &quot;))" office:value-type="string" office:string-value="9450" calcext:value-type="string">
            <text:p>9450</text:p>
          </table:table-cell>
          <table:table-cell/>
          <table:table-cell table:formula="of:=[.C54]/[.B54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amine" xlink:type="simple">famine</text:a> about 98 hours 9450 XP Forbidden Not registered </text:p>
          </table:table-cell>
          <table:table-cell table:formula="of:==MID([.A55];SEARCH(&quot;about &quot;;[.A55])+LEN(&quot;about &quot;);SEARCH(&quot; hours &quot;;[.A55])-SEARCH(&quot;about &quot;;[.A55])-LEN(&quot;about &quot;))" office:value-type="string" office:string-value="98" calcext:value-type="string">
            <text:p>98</text:p>
          </table:table-cell>
          <table:table-cell table:formula="of:==MID([.A55];SEARCH(&quot;hours &quot;;[.A55])+LEN(&quot;hours &quot;);SEARCH(&quot; XP &quot;;[.A55])-SEARCH(&quot;hours &quot;;[.A55])-LEN(&quot;hours &quot;))" office:value-type="string" office:string-value="9450" calcext:value-type="string">
            <text:p>9450</text:p>
          </table:table-cell>
          <table:table-cell/>
          <table:table-cell table:formula="of:=[.C55]/[.B55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turing" xlink:type="simple">ft_turing</text:a> about 98 hours 9450 XP Forbidden Not registered </text:p>
          </table:table-cell>
          <table:table-cell table:formula="of:==MID([.A56];SEARCH(&quot;about &quot;;[.A56])+LEN(&quot;about &quot;);SEARCH(&quot; hours &quot;;[.A56])-SEARCH(&quot;about &quot;;[.A56])-LEN(&quot;about &quot;))" office:value-type="string" office:string-value="98" calcext:value-type="string">
            <text:p>98</text:p>
          </table:table-cell>
          <table:table-cell table:formula="of:==MID([.A56];SEARCH(&quot;hours &quot;;[.A56])+LEN(&quot;hours &quot;);SEARCH(&quot; XP &quot;;[.A56])-SEARCH(&quot;hours &quot;;[.A56])-LEN(&quot;hours &quot;))" office:value-type="string" office:string-value="9450" calcext:value-type="string">
            <text:p>9450</text:p>
          </table:table-cell>
          <table:table-cell/>
          <table:table-cell table:formula="of:=[.C56]/[.B56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h42n42" xlink:type="simple">h42n42</text:a> about 98 hours 9450 XP Forbidden Not registered </text:p>
          </table:table-cell>
          <table:table-cell table:formula="of:==MID([.A57];SEARCH(&quot;about &quot;;[.A57])+LEN(&quot;about &quot;);SEARCH(&quot; hours &quot;;[.A57])-SEARCH(&quot;about &quot;;[.A57])-LEN(&quot;about &quot;))" office:value-type="string" office:string-value="98" calcext:value-type="string">
            <text:p>98</text:p>
          </table:table-cell>
          <table:table-cell table:formula="of:==MID([.A57];SEARCH(&quot;hours &quot;;[.A57])+LEN(&quot;hours &quot;);SEARCH(&quot; XP &quot;;[.A57])-SEARCH(&quot;hours &quot;;[.A57])-LEN(&quot;hours &quot;))" office:value-type="string" office:string-value="9450" calcext:value-type="string">
            <text:p>9450</text:p>
          </table:table-cell>
          <table:table-cell/>
          <table:table-cell table:formula="of:=[.C57]/[.B57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lem_in" xlink:type="simple">lem_in</text:a> about 98 hours 9450 XP Forbidden Not registered </text:p>
          </table:table-cell>
          <table:table-cell table:formula="of:==MID([.A58];SEARCH(&quot;about &quot;;[.A58])+LEN(&quot;about &quot;);SEARCH(&quot; hours &quot;;[.A58])-SEARCH(&quot;about &quot;;[.A58])-LEN(&quot;about &quot;))" office:value-type="string" office:string-value="98" calcext:value-type="string">
            <text:p>98</text:p>
          </table:table-cell>
          <table:table-cell table:formula="of:==MID([.A58];SEARCH(&quot;hours &quot;;[.A58])+LEN(&quot;hours &quot;);SEARCH(&quot; XP &quot;;[.A58])-SEARCH(&quot;hours &quot;;[.A58])-LEN(&quot;hours &quot;))" office:value-type="string" office:string-value="9450" calcext:value-type="string">
            <text:p>9450</text:p>
          </table:table-cell>
          <table:table-cell/>
          <table:table-cell table:formula="of:=[.C58]/[.B58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lem-ipc" xlink:type="simple">lem-ipc</text:a> about 98 hours 9450 XP Forbidden Not registered </text:p>
          </table:table-cell>
          <table:table-cell table:formula="of:==MID([.A59];SEARCH(&quot;about &quot;;[.A59])+LEN(&quot;about &quot;);SEARCH(&quot; hours &quot;;[.A59])-SEARCH(&quot;about &quot;;[.A59])-LEN(&quot;about &quot;))" office:value-type="string" office:string-value="98" calcext:value-type="string">
            <text:p>98</text:p>
          </table:table-cell>
          <table:table-cell table:formula="of:==MID([.A59];SEARCH(&quot;hours &quot;;[.A59])+LEN(&quot;hours &quot;);SEARCH(&quot; XP &quot;;[.A59])-SEARCH(&quot;hours &quot;;[.A59])-LEN(&quot;hours &quot;))" office:value-type="string" office:string-value="9450" calcext:value-type="string">
            <text:p>9450</text:p>
          </table:table-cell>
          <table:table-cell/>
          <table:table-cell table:formula="of:=[.C59]/[.B59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matcha" xlink:type="simple">matcha</text:a> about 98 hours 9450 XP Forbidden Not registered </text:p>
          </table:table-cell>
          <table:table-cell table:formula="of:==MID([.A60];SEARCH(&quot;about &quot;;[.A60])+LEN(&quot;about &quot;);SEARCH(&quot; hours &quot;;[.A60])-SEARCH(&quot;about &quot;;[.A60])-LEN(&quot;about &quot;))" office:value-type="string" office:string-value="98" calcext:value-type="string">
            <text:p>98</text:p>
          </table:table-cell>
          <table:table-cell table:formula="of:==MID([.A60];SEARCH(&quot;hours &quot;;[.A60])+LEN(&quot;hours &quot;);SEARCH(&quot; XP &quot;;[.A60])-SEARCH(&quot;hours &quot;;[.A60])-LEN(&quot;hours &quot;))" office:value-type="string" office:string-value="9450" calcext:value-type="string">
            <text:p>9450</text:p>
          </table:table-cell>
          <table:table-cell/>
          <table:table-cell table:formula="of:=[.C60]/[.B60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mod1" xlink:type="simple">mod1</text:a> about 98 hours 9450 XP Forbidden Not registered </text:p>
          </table:table-cell>
          <table:table-cell table:formula="of:==MID([.A61];SEARCH(&quot;about &quot;;[.A61])+LEN(&quot;about &quot;);SEARCH(&quot; hours &quot;;[.A61])-SEARCH(&quot;about &quot;;[.A61])-LEN(&quot;about &quot;))" office:value-type="string" office:string-value="98" calcext:value-type="string">
            <text:p>98</text:p>
          </table:table-cell>
          <table:table-cell table:formula="of:==MID([.A61];SEARCH(&quot;hours &quot;;[.A61])+LEN(&quot;hours &quot;);SEARCH(&quot; XP &quot;;[.A61])-SEARCH(&quot;hours &quot;;[.A61])-LEN(&quot;hours &quot;))" office:value-type="string" office:string-value="9450" calcext:value-type="string">
            <text:p>9450</text:p>
          </table:table-cell>
          <table:table-cell/>
          <table:table-cell table:formula="of:=[.C61]/[.B61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multilayer-perceptron" xlink:type="simple">multilayer-perceptron</text:a> about 98 hours 9450 XP Forbidden Not registered </text:p>
          </table:table-cell>
          <table:table-cell table:formula="of:==MID([.A62];SEARCH(&quot;about &quot;;[.A62])+LEN(&quot;about &quot;);SEARCH(&quot; hours &quot;;[.A62])-SEARCH(&quot;about &quot;;[.A62])-LEN(&quot;about &quot;))" office:value-type="string" office:string-value="98" calcext:value-type="string">
            <text:p>98</text:p>
          </table:table-cell>
          <table:table-cell table:formula="of:==MID([.A62];SEARCH(&quot;hours &quot;;[.A62])+LEN(&quot;hours &quot;);SEARCH(&quot; XP &quot;;[.A62])-SEARCH(&quot;hours &quot;;[.A62])-LEN(&quot;hours &quot;))" office:value-type="string" office:string-value="9450" calcext:value-type="string">
            <text:p>9450</text:p>
          </table:table-cell>
          <table:table-cell/>
          <table:table-cell table:formula="of:=[.C62]/[.B62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nibbler" xlink:type="simple">nibbler</text:a> about 98 hours 9450 XP Forbidden Not registered </text:p>
          </table:table-cell>
          <table:table-cell table:formula="of:==MID([.A63];SEARCH(&quot;about &quot;;[.A63])+LEN(&quot;about &quot;);SEARCH(&quot; hours &quot;;[.A63])-SEARCH(&quot;about &quot;;[.A63])-LEN(&quot;about &quot;))" office:value-type="string" office:string-value="98" calcext:value-type="string">
            <text:p>98</text:p>
          </table:table-cell>
          <table:table-cell table:formula="of:==MID([.A63];SEARCH(&quot;hours &quot;;[.A63])+LEN(&quot;hours &quot;);SEARCH(&quot; XP &quot;;[.A63])-SEARCH(&quot;hours &quot;;[.A63])-LEN(&quot;hours &quot;))" office:value-type="string" office:string-value="9450" calcext:value-type="string">
            <text:p>9450</text:p>
          </table:table-cell>
          <table:table-cell/>
          <table:table-cell table:formula="of:=[.C63]/[.B63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n-puzzle" xlink:type="simple">n-puzzle</text:a> about 98 hours 9450 XP Forbidden Not registered </text:p>
          </table:table-cell>
          <table:table-cell table:formula="of:==MID([.A64];SEARCH(&quot;about &quot;;[.A64])+LEN(&quot;about &quot;);SEARCH(&quot; hours &quot;;[.A64])-SEARCH(&quot;about &quot;;[.A64])-LEN(&quot;about &quot;))" office:value-type="string" office:string-value="98" calcext:value-type="string">
            <text:p>98</text:p>
          </table:table-cell>
          <table:table-cell table:formula="of:==MID([.A64];SEARCH(&quot;hours &quot;;[.A64])+LEN(&quot;hours &quot;);SEARCH(&quot; XP &quot;;[.A64])-SEARCH(&quot;hours &quot;;[.A64])-LEN(&quot;hours &quot;))" office:value-type="string" office:string-value="9450" calcext:value-type="string">
            <text:p>9450</text:p>
          </table:table-cell>
          <table:table-cell/>
          <table:table-cell table:formula="of:=[.C64]/[.B64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process-and-memory" xlink:type="simple">process-and-memory</text:a> about 98 hours 9450 XP Forbidden Not registered </text:p>
          </table:table-cell>
          <table:table-cell table:formula="of:==MID([.A65];SEARCH(&quot;about &quot;;[.A65])+LEN(&quot;about &quot;);SEARCH(&quot; hours &quot;;[.A65])-SEARCH(&quot;about &quot;;[.A65])-LEN(&quot;about &quot;))" office:value-type="string" office:string-value="98" calcext:value-type="string">
            <text:p>98</text:p>
          </table:table-cell>
          <table:table-cell table:formula="of:==MID([.A65];SEARCH(&quot;hours &quot;;[.A65])+LEN(&quot;hours &quot;);SEARCH(&quot; XP &quot;;[.A65])-SEARCH(&quot;hours &quot;;[.A65])-LEN(&quot;hours &quot;))" office:value-type="string" office:string-value="9450" calcext:value-type="string">
            <text:p>9450</text:p>
          </table:table-cell>
          <table:table-cell/>
          <table:table-cell table:formula="of:=[.C65]/[.B65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rubik" xlink:type="simple">rubik</text:a> about 98 hours 9450 XP Forbidden Not registered </text:p>
          </table:table-cell>
          <table:table-cell table:formula="of:==MID([.A66];SEARCH(&quot;about &quot;;[.A66])+LEN(&quot;about &quot;);SEARCH(&quot; hours &quot;;[.A66])-SEARCH(&quot;about &quot;;[.A66])-LEN(&quot;about &quot;))" office:value-type="string" office:string-value="98" calcext:value-type="string">
            <text:p>98</text:p>
          </table:table-cell>
          <table:table-cell table:formula="of:==MID([.A66];SEARCH(&quot;hours &quot;;[.A66])+LEN(&quot;hours &quot;);SEARCH(&quot; XP &quot;;[.A66])-SEARCH(&quot;hours &quot;;[.A66])-LEN(&quot;hours &quot;))" office:value-type="string" office:string-value="9450" calcext:value-type="string">
            <text:p>9450</text:p>
          </table:table-cell>
          <table:table-cell/>
          <table:table-cell table:formula="of:=[.C66]/[.B66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swingy" xlink:type="simple">swingy</text:a> about 98 hours 9450 XP Forbidden Not registered </text:p>
          </table:table-cell>
          <table:table-cell table:formula="of:==MID([.A67];SEARCH(&quot;about &quot;;[.A67])+LEN(&quot;about &quot;);SEARCH(&quot; hours &quot;;[.A67])-SEARCH(&quot;about &quot;;[.A67])-LEN(&quot;about &quot;))" office:value-type="string" office:string-value="98" calcext:value-type="string">
            <text:p>98</text:p>
          </table:table-cell>
          <table:table-cell table:formula="of:==MID([.A67];SEARCH(&quot;hours &quot;;[.A67])+LEN(&quot;hours &quot;);SEARCH(&quot; XP &quot;;[.A67])-SEARCH(&quot;hours &quot;;[.A67])-LEN(&quot;hours &quot;))" office:value-type="string" office:string-value="9450" calcext:value-type="string">
            <text:p>9450</text:p>
          </table:table-cell>
          <table:table-cell/>
          <table:table-cell table:formula="of:=[.C67]/[.B67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taskmaster" xlink:type="simple">taskmaster</text:a> about 98 hours 9450 XP Forbidden Not registered </text:p>
          </table:table-cell>
          <table:table-cell table:formula="of:==MID([.A68];SEARCH(&quot;about &quot;;[.A68])+LEN(&quot;about &quot;);SEARCH(&quot; hours &quot;;[.A68])-SEARCH(&quot;about &quot;;[.A68])-LEN(&quot;about &quot;))" office:value-type="string" office:string-value="98" calcext:value-type="string">
            <text:p>98</text:p>
          </table:table-cell>
          <table:table-cell table:formula="of:==MID([.A68];SEARCH(&quot;hours &quot;;[.A68])+LEN(&quot;hours &quot;);SEARCH(&quot; XP &quot;;[.A68])-SEARCH(&quot;hours &quot;;[.A68])-LEN(&quot;hours &quot;))" office:value-type="string" office:string-value="9450" calcext:value-type="string">
            <text:p>9450</text:p>
          </table:table-cell>
          <table:table-cell/>
          <table:table-cell table:formula="of:=[.C68]/[.B68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tokenizer" xlink:type="simple">Tokenizer</text:a> about 98 hours 9450 XP Forbidden Not registered </text:p>
          </table:table-cell>
          <table:table-cell table:formula="of:==MID([.A69];SEARCH(&quot;about &quot;;[.A69])+LEN(&quot;about &quot;);SEARCH(&quot; hours &quot;;[.A69])-SEARCH(&quot;about &quot;;[.A69])-LEN(&quot;about &quot;))" office:value-type="string" office:string-value="98" calcext:value-type="string">
            <text:p>98</text:p>
          </table:table-cell>
          <table:table-cell table:formula="of:==MID([.A69];SEARCH(&quot;hours &quot;;[.A69])+LEN(&quot;hours &quot;);SEARCH(&quot; XP &quot;;[.A69])-SEARCH(&quot;hours &quot;;[.A69])-LEN(&quot;hours &quot;))" office:value-type="string" office:string-value="9450" calcext:value-type="string">
            <text:p>9450</text:p>
          </table:table-cell>
          <table:table-cell/>
          <table:table-cell table:formula="of:=[.C69]/[.B69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total-perspective-vortex" xlink:type="simple">total-perspective-vortex</text:a> about 98 hours 9450 XP Forbidden Not registered </text:p>
          </table:table-cell>
          <table:table-cell table:formula="of:==MID([.A70];SEARCH(&quot;about &quot;;[.A70])+LEN(&quot;about &quot;);SEARCH(&quot; hours &quot;;[.A70])-SEARCH(&quot;about &quot;;[.A70])-LEN(&quot;about &quot;))" office:value-type="string" office:string-value="98" calcext:value-type="string">
            <text:p>98</text:p>
          </table:table-cell>
          <table:table-cell table:formula="of:==MID([.A70];SEARCH(&quot;hours &quot;;[.A70])+LEN(&quot;hours &quot;);SEARCH(&quot; XP &quot;;[.A70])-SEARCH(&quot;hours &quot;;[.A70])-LEN(&quot;hours &quot;))" office:value-type="string" office:string-value="9450" calcext:value-type="string">
            <text:p>9450</text:p>
          </table:table-cell>
          <table:table-cell/>
          <table:table-cell table:formula="of:=[.C70]/[.B70]" office:value-type="float" office:value="96.4285714285714" calcext:value-type="float">
            <text:p>9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cloud-1" xlink:type="simple">cloud-1</text:a> about 100 hours 9450 XP Forbidden Not registered </text:p>
          </table:table-cell>
          <table:table-cell table:formula="of:==MID([.A71];SEARCH(&quot;about &quot;;[.A71])+LEN(&quot;about &quot;);SEARCH(&quot; hours &quot;;[.A71])-SEARCH(&quot;about &quot;;[.A71])-LEN(&quot;about &quot;))" office:value-type="string" office:string-value="100" calcext:value-type="string">
            <text:p>100</text:p>
          </table:table-cell>
          <table:table-cell table:formula="of:==MID([.A71];SEARCH(&quot;hours &quot;;[.A71])+LEN(&quot;hours &quot;);SEARCH(&quot; XP &quot;;[.A71])-SEARCH(&quot;hours &quot;;[.A71])-LEN(&quot;hours &quot;))" office:value-type="string" office:string-value="9450" calcext:value-type="string">
            <text:p>9450</text:p>
          </table:table-cell>
          <table:table-cell/>
          <table:table-cell table:formula="of:=[.C71]/[.B71]" office:value-type="float" office:value="94.5" calcext:value-type="float">
            <text:p>95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little-penguin-1" xlink:type="simple">little-penguin-1</text:a> about 100 hours 9450 XP Forbidden Not registered </text:p>
          </table:table-cell>
          <table:table-cell table:formula="of:==MID([.A72];SEARCH(&quot;about &quot;;[.A72])+LEN(&quot;about &quot;);SEARCH(&quot; hours &quot;;[.A72])-SEARCH(&quot;about &quot;;[.A72])-LEN(&quot;about &quot;))" office:value-type="string" office:string-value="100" calcext:value-type="string">
            <text:p>100</text:p>
          </table:table-cell>
          <table:table-cell table:formula="of:==MID([.A72];SEARCH(&quot;hours &quot;;[.A72])+LEN(&quot;hours &quot;);SEARCH(&quot; XP &quot;;[.A72])-SEARCH(&quot;hours &quot;;[.A72])-LEN(&quot;hours &quot;))" office:value-type="string" office:string-value="9450" calcext:value-type="string">
            <text:p>9450</text:p>
          </table:table-cell>
          <table:table-cell/>
          <table:table-cell table:formula="of:=[.C72]/[.B72]" office:value-type="float" office:value="94.5" calcext:value-type="float">
            <text:p>95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fs-5" xlink:type="simple">kfs-5</text:a> about 392 hours 35700 XP Forbidden Not registered </text:p>
          </table:table-cell>
          <table:table-cell table:formula="of:==MID([.A73];SEARCH(&quot;about &quot;;[.A73])+LEN(&quot;about &quot;);SEARCH(&quot; hours &quot;;[.A73])-SEARCH(&quot;about &quot;;[.A73])-LEN(&quot;about &quot;))" office:value-type="string" office:string-value="392" calcext:value-type="string">
            <text:p>392</text:p>
          </table:table-cell>
          <table:table-cell table:formula="of:==MID([.A73];SEARCH(&quot;hours &quot;;[.A73])+LEN(&quot;hours &quot;);SEARCH(&quot; XP &quot;;[.A73])-SEARCH(&quot;hours &quot;;[.A73])-LEN(&quot;hours &quot;))" office:value-type="string" office:string-value="35700" calcext:value-type="string">
            <text:p>35700</text:p>
          </table:table-cell>
          <table:table-cell/>
          <table:table-cell table:formula="of:=[.C73]/[.B73]" office:value-type="float" office:value="91.0714285714286" calcext:value-type="float">
            <text:p>91</text:p>
          </table:table-cell>
        </table:table-row>
        <table:table-row table:style-name="ro1">
          <table:table-cell office:value-type="string" calcext:value-type="string">
            <text:p>Piscine Ruby on Rails about 15 days 9450 XP Forbidden Not registered </text:p>
          </table:table-cell>
          <table:table-cell table:formula="of:==MID([.A74];SEARCH(&quot;about &quot;;[.A74])+LEN(&quot;about &quot;);SEARCH(&quot; days &quot;;[.A74])-SEARCH(&quot;about &quot;;[.A74])-LEN(&quot;about &quot;))" office:value-type="string" office:string-value="15" calcext:value-type="string">
            <text:p>15</text:p>
          </table:table-cell>
          <table:table-cell table:formula="of:==MID([.A74];SEARCH(&quot;days &quot;;[.A74])+LEN(&quot;days &quot;);SEARCH(&quot; XP &quot;;[.A74])-SEARCH(&quot;days &quot;;[.A74])-LEN(&quot;days &quot;))" office:value-type="string" office:string-value="9450" calcext:value-type="string">
            <text:p>9450</text:p>
          </table:table-cell>
          <table:table-cell table:style-name="ce2" table:formula="of:=[.C74]/[.B74]" office:value-type="float" office:value="630" calcext:value-type="float">
            <text:p>630</text:p>
          </table:table-cell>
          <table:table-cell table:formula="of:= [.D74] / 7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corewar" xlink:type="simple">corewar</text:a> about 196 hours 17500 XP Forbidden Not registered </text:p>
          </table:table-cell>
          <table:table-cell table:formula="of:==MID([.A75];SEARCH(&quot;about &quot;;[.A75])+LEN(&quot;about &quot;);SEARCH(&quot; hours &quot;;[.A75])-SEARCH(&quot;about &quot;;[.A75])-LEN(&quot;about &quot;))" office:value-type="string" office:string-value="196" calcext:value-type="string">
            <text:p>196</text:p>
          </table:table-cell>
          <table:table-cell table:formula="of:==MID([.A75];SEARCH(&quot;hours &quot;;[.A75])+LEN(&quot;hours &quot;);SEARCH(&quot; XP &quot;;[.A75])-SEARCH(&quot;hours &quot;;[.A75])-LEN(&quot;hours &quot;))" office:value-type="string" office:string-value="17500" calcext:value-type="string">
            <text:p>17500</text:p>
          </table:table-cell>
          <table:table-cell/>
          <table:table-cell table:formula="of:=[.C75]/[.B75]" office:value-type="float" office:value="89.2857142857143" calcext:value-type="float">
            <text:p>89</text:p>
          </table:table-cell>
        </table:table-row>
        <table:table-row table:style-name="ro1">
          <table:table-cell office:value-type="string" calcext:value-type="string">
            <text:p>ft_script about 7 days 4200 XP Forbidden Not registered </text:p>
          </table:table-cell>
          <table:table-cell table:formula="of:==MID([.A76];SEARCH(&quot;about &quot;;[.A76])+LEN(&quot;about &quot;);SEARCH(&quot; days &quot;;[.A76])-SEARCH(&quot;about &quot;;[.A76])-LEN(&quot;about &quot;))" office:value-type="string" office:string-value="7" calcext:value-type="string">
            <text:p>7</text:p>
          </table:table-cell>
          <table:table-cell table:formula="of:==MID([.A76];SEARCH(&quot;days &quot;;[.A76])+LEN(&quot;days &quot;);SEARCH(&quot; XP &quot;;[.A76])-SEARCH(&quot;days &quot;;[.A76])-LEN(&quot;days &quot;))" office:value-type="string" office:string-value="4200" calcext:value-type="string">
            <text:p>4200</text:p>
          </table:table-cell>
          <table:table-cell table:style-name="ce2" table:formula="of:=[.C76]/[.B76]" office:value-type="float" office:value="600" calcext:value-type="float">
            <text:p>600</text:p>
          </table:table-cell>
          <table:table-cell table:formula="of:= [.D76] / 7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ft_select about 7 days 4200 XP Forbidden Not registered </text:p>
          </table:table-cell>
          <table:table-cell table:formula="of:==MID([.A77];SEARCH(&quot;about &quot;;[.A77])+LEN(&quot;about &quot;);SEARCH(&quot; days &quot;;[.A77])-SEARCH(&quot;about &quot;;[.A77])-LEN(&quot;about &quot;))" office:value-type="string" office:string-value="7" calcext:value-type="string">
            <text:p>7</text:p>
          </table:table-cell>
          <table:table-cell table:formula="of:==MID([.A77];SEARCH(&quot;days &quot;;[.A77])+LEN(&quot;days &quot;);SEARCH(&quot; XP &quot;;[.A77])-SEARCH(&quot;days &quot;;[.A77])-LEN(&quot;days &quot;))" office:value-type="string" office:string-value="4200" calcext:value-type="string">
            <text:p>4200</text:p>
          </table:table-cell>
          <table:table-cell table:style-name="ce2" table:formula="of:=[.C77]/[.B77]" office:value-type="float" office:value="600" calcext:value-type="float">
            <text:p>600</text:p>
          </table:table-cell>
          <table:table-cell table:formula="of:= [.D77] / 7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camagru" xlink:type="simple">camagru</text:a> about 49 hours 4200 XP Forbidden Not registered </text:p>
          </table:table-cell>
          <table:table-cell table:formula="of:==MID([.A78];SEARCH(&quot;about &quot;;[.A78])+LEN(&quot;about &quot;);SEARCH(&quot; hours &quot;;[.A78])-SEARCH(&quot;about &quot;;[.A78])-LEN(&quot;about &quot;))" office:value-type="string" office:string-value="49" calcext:value-type="string">
            <text:p>49</text:p>
          </table:table-cell>
          <table:table-cell table:formula="of:==MID([.A78];SEARCH(&quot;hours &quot;;[.A78])+LEN(&quot;hours &quot;);SEARCH(&quot; XP &quot;;[.A78])-SEARCH(&quot;hours &quot;;[.A78])-LEN(&quot;hours &quot;))" office:value-type="string" office:string-value="4200" calcext:value-type="string">
            <text:p>4200</text:p>
          </table:table-cell>
          <table:table-cell/>
          <table:table-cell table:formula="of:=[.C78]/[.B78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computorv1" xlink:type="simple">computorv1</text:a> about 49 hours 4200 XP Forbidden Not registered </text:p>
          </table:table-cell>
          <table:table-cell table:formula="of:==MID([.A79];SEARCH(&quot;about &quot;;[.A79])+LEN(&quot;about &quot;);SEARCH(&quot; hours &quot;;[.A79])-SEARCH(&quot;about &quot;;[.A79])-LEN(&quot;about &quot;))" office:value-type="string" office:string-value="49" calcext:value-type="string">
            <text:p>49</text:p>
          </table:table-cell>
          <table:table-cell table:formula="of:==MID([.A79];SEARCH(&quot;hours &quot;;[.A79])+LEN(&quot;hours &quot;);SEARCH(&quot; XP &quot;;[.A79])-SEARCH(&quot;hours &quot;;[.A79])-LEN(&quot;hours &quot;))" office:value-type="string" office:string-value="4200" calcext:value-type="string">
            <text:p>4200</text:p>
          </table:table-cell>
          <table:table-cell/>
          <table:table-cell table:formula="of:=[.C79]/[.B79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hangouts" xlink:type="simple">ft_hangouts</text:a> about 49 hours 4200 XP Forbidden Not registered </text:p>
          </table:table-cell>
          <table:table-cell table:formula="of:==MID([.A80];SEARCH(&quot;about &quot;;[.A80])+LEN(&quot;about &quot;);SEARCH(&quot; hours &quot;;[.A80])-SEARCH(&quot;about &quot;;[.A80])-LEN(&quot;about &quot;))" office:value-type="string" office:string-value="49" calcext:value-type="string">
            <text:p>49</text:p>
          </table:table-cell>
          <table:table-cell table:formula="of:==MID([.A80];SEARCH(&quot;hours &quot;;[.A80])+LEN(&quot;hours &quot;);SEARCH(&quot; XP &quot;;[.A80])-SEARCH(&quot;hours &quot;;[.A80])-LEN(&quot;hours &quot;))" office:value-type="string" office:string-value="4200" calcext:value-type="string">
            <text:p>4200</text:p>
          </table:table-cell>
          <table:table-cell/>
          <table:table-cell table:formula="of:=[.C80]/[.B80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linear_regression" xlink:type="simple">ft_linear_regression</text:a> about 49 hours 4200 XP Forbidden Not registered </text:p>
          </table:table-cell>
          <table:table-cell table:formula="of:==MID([.A81];SEARCH(&quot;about &quot;;[.A81])+LEN(&quot;about &quot;);SEARCH(&quot; hours &quot;;[.A81])-SEARCH(&quot;about &quot;;[.A81])-LEN(&quot;about &quot;))" office:value-type="string" office:string-value="49" calcext:value-type="string">
            <text:p>49</text:p>
          </table:table-cell>
          <table:table-cell table:formula="of:==MID([.A81];SEARCH(&quot;hours &quot;;[.A81])+LEN(&quot;hours &quot;);SEARCH(&quot; XP &quot;;[.A81])-SEARCH(&quot;hours &quot;;[.A81])-LEN(&quot;hours &quot;))" office:value-type="string" office:string-value="4200" calcext:value-type="string">
            <text:p>4200</text:p>
          </table:table-cell>
          <table:table-cell/>
          <table:table-cell table:formula="of:=[.C81]/[.B81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linux" xlink:type="simple">ft_linux</text:a> about 49 hours 4200 XP Forbidden Not registered </text:p>
          </table:table-cell>
          <table:table-cell table:formula="of:==MID([.A82];SEARCH(&quot;about &quot;;[.A82])+LEN(&quot;about &quot;);SEARCH(&quot; hours &quot;;[.A82])-SEARCH(&quot;about &quot;;[.A82])-LEN(&quot;about &quot;))" office:value-type="string" office:string-value="49" calcext:value-type="string">
            <text:p>49</text:p>
          </table:table-cell>
          <table:table-cell table:formula="of:==MID([.A82];SEARCH(&quot;hours &quot;;[.A82])+LEN(&quot;hours &quot;);SEARCH(&quot; XP &quot;;[.A82])-SEARCH(&quot;hours &quot;;[.A82])-LEN(&quot;hours &quot;))" office:value-type="string" office:string-value="4200" calcext:value-type="string">
            <text:p>4200</text:p>
          </table:table-cell>
          <table:table-cell/>
          <table:table-cell table:formula="of:=[.C82]/[.B82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ls" xlink:type="simple">ft_ls</text:a> about 49 hours 4200 XP Forbidden Not registered </text:p>
          </table:table-cell>
          <table:table-cell table:formula="of:==MID([.A83];SEARCH(&quot;about &quot;;[.A83])+LEN(&quot;about &quot;);SEARCH(&quot; hours &quot;;[.A83])-SEARCH(&quot;about &quot;;[.A83])-LEN(&quot;about &quot;))" office:value-type="string" office:string-value="49" calcext:value-type="string">
            <text:p>49</text:p>
          </table:table-cell>
          <table:table-cell table:formula="of:==MID([.A83];SEARCH(&quot;hours &quot;;[.A83])+LEN(&quot;hours &quot;);SEARCH(&quot; XP &quot;;[.A83])-SEARCH(&quot;hours &quot;;[.A83])-LEN(&quot;hours &quot;))" office:value-type="string" office:string-value="4200" calcext:value-type="string">
            <text:p>4200</text:p>
          </table:table-cell>
          <table:table-cell/>
          <table:table-cell table:formula="of:=[.C83]/[.B83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ping" xlink:type="simple">ft_ping</text:a> about 49 hours 4200 XP Forbidden Not registered </text:p>
          </table:table-cell>
          <table:table-cell table:formula="of:==MID([.A84];SEARCH(&quot;about &quot;;[.A84])+LEN(&quot;about &quot;);SEARCH(&quot; hours &quot;;[.A84])-SEARCH(&quot;about &quot;;[.A84])-LEN(&quot;about &quot;))" office:value-type="string" office:string-value="49" calcext:value-type="string">
            <text:p>49</text:p>
          </table:table-cell>
          <table:table-cell table:formula="of:==MID([.A84];SEARCH(&quot;hours &quot;;[.A84])+LEN(&quot;hours &quot;);SEARCH(&quot; XP &quot;;[.A84])-SEARCH(&quot;hours &quot;;[.A84])-LEN(&quot;hours &quot;))" office:value-type="string" office:string-value="4200" calcext:value-type="string">
            <text:p>4200</text:p>
          </table:table-cell>
          <table:table-cell/>
          <table:table-cell table:formula="of:=[.C84]/[.B84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traceroute" xlink:type="simple">ft_traceroute</text:a> about 49 hours 4200 XP Forbidden Not registered </text:p>
          </table:table-cell>
          <table:table-cell table:formula="of:==MID([.A85];SEARCH(&quot;about &quot;;[.A85])+LEN(&quot;about &quot;);SEARCH(&quot; hours &quot;;[.A85])-SEARCH(&quot;about &quot;;[.A85])-LEN(&quot;about &quot;))" office:value-type="string" office:string-value="49" calcext:value-type="string">
            <text:p>49</text:p>
          </table:table-cell>
          <table:table-cell table:formula="of:==MID([.A85];SEARCH(&quot;hours &quot;;[.A85])+LEN(&quot;hours &quot;);SEARCH(&quot; XP &quot;;[.A85])-SEARCH(&quot;hours &quot;;[.A85])-LEN(&quot;hours &quot;))" office:value-type="string" office:string-value="4200" calcext:value-type="string">
            <text:p>4200</text:p>
          </table:table-cell>
          <table:table-cell/>
          <table:table-cell table:formula="of:=[.C85]/[.B85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guimp" xlink:type="simple">guimp</text:a> about 147 hours 12600 XP Forbidden Not registered </text:p>
          </table:table-cell>
          <table:table-cell table:formula="of:==MID([.A86];SEARCH(&quot;about &quot;;[.A86])+LEN(&quot;about &quot;);SEARCH(&quot; hours &quot;;[.A86])-SEARCH(&quot;about &quot;;[.A86])-LEN(&quot;about &quot;))" office:value-type="string" office:string-value="147" calcext:value-type="string">
            <text:p>147</text:p>
          </table:table-cell>
          <table:table-cell table:formula="of:==MID([.A86];SEARCH(&quot;hours &quot;;[.A86])+LEN(&quot;hours &quot;);SEARCH(&quot; XP &quot;;[.A86])-SEARCH(&quot;hours &quot;;[.A86])-LEN(&quot;hours &quot;))" office:value-type="string" office:string-value="12600" calcext:value-type="string">
            <text:p>12600</text:p>
          </table:table-cell>
          <table:table-cell/>
          <table:table-cell table:formula="of:=[.C86]/[.B86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humangl" xlink:type="simple">humangl</text:a> about 49 hours 4200 XP Forbidden Not registered </text:p>
          </table:table-cell>
          <table:table-cell table:formula="of:==MID([.A87];SEARCH(&quot;about &quot;;[.A87])+LEN(&quot;about &quot;);SEARCH(&quot; hours &quot;;[.A87])-SEARCH(&quot;about &quot;;[.A87])-LEN(&quot;about &quot;))" office:value-type="string" office:string-value="49" calcext:value-type="string">
            <text:p>49</text:p>
          </table:table-cell>
          <table:table-cell table:formula="of:==MID([.A87];SEARCH(&quot;hours &quot;;[.A87])+LEN(&quot;hours &quot;);SEARCH(&quot; XP &quot;;[.A87])-SEARCH(&quot;hours &quot;;[.A87])-LEN(&quot;hours &quot;))" office:value-type="string" office:string-value="4200" calcext:value-type="string">
            <text:p>4200</text:p>
          </table:table-cell>
          <table:table-cell/>
          <table:table-cell table:formula="of:=[.C87]/[.B87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fs-6" xlink:type="simple">kfs-6</text:a> about 294 hours 25200 XP Forbidden Not registered </text:p>
          </table:table-cell>
          <table:table-cell table:formula="of:==MID([.A88];SEARCH(&quot;about &quot;;[.A88])+LEN(&quot;about &quot;);SEARCH(&quot; hours &quot;;[.A88])-SEARCH(&quot;about &quot;;[.A88])-LEN(&quot;about &quot;))" office:value-type="string" office:string-value="294" calcext:value-type="string">
            <text:p>294</text:p>
          </table:table-cell>
          <table:table-cell table:formula="of:==MID([.A88];SEARCH(&quot;hours &quot;;[.A88])+LEN(&quot;hours &quot;);SEARCH(&quot; XP &quot;;[.A88])-SEARCH(&quot;hours &quot;;[.A88])-LEN(&quot;hours &quot;))" office:value-type="string" office:string-value="25200" calcext:value-type="string">
            <text:p>25200</text:p>
          </table:table-cell>
          <table:table-cell/>
          <table:table-cell table:formula="of:=[.C88]/[.B88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swifty-companion" xlink:type="simple">swifty-companion</text:a> about 49 hours 4200 XP Forbidden Not registered </text:p>
          </table:table-cell>
          <table:table-cell table:formula="of:==MID([.A89];SEARCH(&quot;about &quot;;[.A89])+LEN(&quot;about &quot;);SEARCH(&quot; hours &quot;;[.A89])-SEARCH(&quot;about &quot;;[.A89])-LEN(&quot;about &quot;))" office:value-type="string" office:string-value="49" calcext:value-type="string">
            <text:p>49</text:p>
          </table:table-cell>
          <table:table-cell table:formula="of:==MID([.A89];SEARCH(&quot;hours &quot;;[.A89])+LEN(&quot;hours &quot;);SEARCH(&quot; XP &quot;;[.A89])-SEARCH(&quot;hours &quot;;[.A89])-LEN(&quot;hours &quot;))" office:value-type="string" office:string-value="4200" calcext:value-type="string">
            <text:p>4200</text:p>
          </table:table-cell>
          <table:table-cell/>
          <table:table-cell table:formula="of:=[.C89]/[.B89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zappy" xlink:type="simple">zappy</text:a> about 294 hours 25200 XP Forbidden Not registered </text:p>
          </table:table-cell>
          <table:table-cell table:formula="of:==MID([.A90];SEARCH(&quot;about &quot;;[.A90])+LEN(&quot;about &quot;);SEARCH(&quot; hours &quot;;[.A90])-SEARCH(&quot;about &quot;;[.A90])-LEN(&quot;about &quot;))" office:value-type="string" office:string-value="294" calcext:value-type="string">
            <text:p>294</text:p>
          </table:table-cell>
          <table:table-cell table:formula="of:==MID([.A90];SEARCH(&quot;hours &quot;;[.A90])+LEN(&quot;hours &quot;);SEARCH(&quot; XP &quot;;[.A90])-SEARCH(&quot;hours &quot;;[.A90])-LEN(&quot;hours &quot;))" office:value-type="string" office:string-value="25200" calcext:value-type="string">
            <text:p>25200</text:p>
          </table:table-cell>
          <table:table-cell/>
          <table:table-cell table:formula="of:=[.C90]/[.B90]" office:value-type="float" office:value="85.7142857142857" calcext:value-type="float">
            <text:p>86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avaj-launcher" xlink:type="simple">avaj-launcher</text:a> about 50 hours 4200 XP Forbidden Not registered </text:p>
          </table:table-cell>
          <table:table-cell table:formula="of:==MID([.A91];SEARCH(&quot;about &quot;;[.A91])+LEN(&quot;about &quot;);SEARCH(&quot; hours &quot;;[.A91])-SEARCH(&quot;about &quot;;[.A91])-LEN(&quot;about &quot;))" office:value-type="string" office:string-value="50" calcext:value-type="string">
            <text:p>50</text:p>
          </table:table-cell>
          <table:table-cell table:formula="of:==MID([.A91];SEARCH(&quot;hours &quot;;[.A91])+LEN(&quot;hours &quot;);SEARCH(&quot; XP &quot;;[.A91])-SEARCH(&quot;hours &quot;;[.A91])-LEN(&quot;hours &quot;))" office:value-type="string" office:string-value="4200" calcext:value-type="string">
            <text:p>4200</text:p>
          </table:table-cell>
          <table:table-cell/>
          <table:table-cell table:formula="of:=[.C91]/[.B91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ilesystem" xlink:type="simple">filesystem</text:a> about 196 hours 15750 XP Forbidden Not registered </text:p>
          </table:table-cell>
          <table:table-cell table:formula="of:==MID([.A92];SEARCH(&quot;about &quot;;[.A92])+LEN(&quot;about &quot;);SEARCH(&quot; hours &quot;;[.A92])-SEARCH(&quot;about &quot;;[.A92])-LEN(&quot;about &quot;))" office:value-type="string" office:string-value="196" calcext:value-type="string">
            <text:p>196</text:p>
          </table:table-cell>
          <table:table-cell table:formula="of:==MID([.A92];SEARCH(&quot;hours &quot;;[.A92])+LEN(&quot;hours &quot;);SEARCH(&quot; XP &quot;;[.A92])-SEARCH(&quot;hours &quot;;[.A92])-LEN(&quot;hours &quot;))" office:value-type="string" office:string-value="15750" calcext:value-type="string">
            <text:p>15750</text:p>
          </table:table-cell>
          <table:table-cell/>
          <table:table-cell table:formula="of:=[.C92]/[.B92]" office:value-type="float" office:value="80.3571428571429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ix-me" xlink:type="simple">fix-me</text:a> about 196 hours 15750 XP Forbidden Not registered </text:p>
          </table:table-cell>
          <table:table-cell table:formula="of:==MID([.A93];SEARCH(&quot;about &quot;;[.A93])+LEN(&quot;about &quot;);SEARCH(&quot; hours &quot;;[.A93])-SEARCH(&quot;about &quot;;[.A93])-LEN(&quot;about &quot;))" office:value-type="string" office:string-value="196" calcext:value-type="string">
            <text:p>196</text:p>
          </table:table-cell>
          <table:table-cell table:formula="of:==MID([.A93];SEARCH(&quot;hours &quot;;[.A93])+LEN(&quot;hours &quot;);SEARCH(&quot; XP &quot;;[.A93])-SEARCH(&quot;hours &quot;;[.A93])-LEN(&quot;hours &quot;))" office:value-type="string" office:string-value="15750" calcext:value-type="string">
            <text:p>15750</text:p>
          </table:table-cell>
          <table:table-cell/>
          <table:table-cell table:formula="of:=[.C93]/[.B93]" office:value-type="float" office:value="80.3571428571429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shield" xlink:type="simple">ft_shield</text:a> about 196 hours 15750 XP Forbidden Not registered </text:p>
          </table:table-cell>
          <table:table-cell table:formula="of:==MID([.A94];SEARCH(&quot;about &quot;;[.A94])+LEN(&quot;about &quot;);SEARCH(&quot; hours &quot;;[.A94])-SEARCH(&quot;about &quot;;[.A94])-LEN(&quot;about &quot;))" office:value-type="string" office:string-value="196" calcext:value-type="string">
            <text:p>196</text:p>
          </table:table-cell>
          <table:table-cell table:formula="of:==MID([.A94];SEARCH(&quot;hours &quot;;[.A94])+LEN(&quot;hours &quot;);SEARCH(&quot; XP &quot;;[.A94])-SEARCH(&quot;hours &quot;;[.A94])-LEN(&quot;hours &quot;))" office:value-type="string" office:string-value="15750" calcext:value-type="string">
            <text:p>15750</text:p>
          </table:table-cell>
          <table:table-cell/>
          <table:table-cell table:formula="of:=[.C94]/[.B94]" office:value-type="float" office:value="80.3571428571429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hypertube" xlink:type="simple">hypertube</text:a> about 196 hours 15750 XP Forbidden Not registered </text:p>
          </table:table-cell>
          <table:table-cell table:formula="of:==MID([.A95];SEARCH(&quot;about &quot;;[.A95])+LEN(&quot;about &quot;);SEARCH(&quot; hours &quot;;[.A95])-SEARCH(&quot;about &quot;;[.A95])-LEN(&quot;about &quot;))" office:value-type="string" office:string-value="196" calcext:value-type="string">
            <text:p>196</text:p>
          </table:table-cell>
          <table:table-cell table:formula="of:==MID([.A95];SEARCH(&quot;hours &quot;;[.A95])+LEN(&quot;hours &quot;);SEARCH(&quot; XP &quot;;[.A95])-SEARCH(&quot;hours &quot;;[.A95])-LEN(&quot;hours &quot;))" office:value-type="string" office:string-value="15750" calcext:value-type="string">
            <text:p>15750</text:p>
          </table:table-cell>
          <table:table-cell/>
          <table:table-cell table:formula="of:=[.C95]/[.B95]" office:value-type="float" office:value="80.3571428571429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fs-8" xlink:type="simple">kfs-8</text:a> about 196 hours 15750 XP Forbidden Not registered </text:p>
          </table:table-cell>
          <table:table-cell table:formula="of:==MID([.A96];SEARCH(&quot;about &quot;;[.A96])+LEN(&quot;about &quot;);SEARCH(&quot; hours &quot;;[.A96])-SEARCH(&quot;about &quot;;[.A96])-LEN(&quot;about &quot;))" office:value-type="string" office:string-value="196" calcext:value-type="string">
            <text:p>196</text:p>
          </table:table-cell>
          <table:table-cell table:formula="of:==MID([.A96];SEARCH(&quot;hours &quot;;[.A96])+LEN(&quot;hours &quot;);SEARCH(&quot; XP &quot;;[.A96])-SEARCH(&quot;hours &quot;;[.A96])-LEN(&quot;hours &quot;))" office:value-type="string" office:string-value="15750" calcext:value-type="string">
            <text:p>15750</text:p>
          </table:table-cell>
          <table:table-cell/>
          <table:table-cell table:formula="of:=[.C96]/[.B96]" office:value-type="float" office:value="80.3571428571429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pestilence" xlink:type="simple">pestilence</text:a> about 196 hours 15750 XP Forbidden Not registered </text:p>
          </table:table-cell>
          <table:table-cell table:formula="of:==MID([.A97];SEARCH(&quot;about &quot;;[.A97])+LEN(&quot;about &quot;);SEARCH(&quot; hours &quot;;[.A97])-SEARCH(&quot;about &quot;;[.A97])-LEN(&quot;about &quot;))" office:value-type="string" office:string-value="196" calcext:value-type="string">
            <text:p>196</text:p>
          </table:table-cell>
          <table:table-cell table:formula="of:==MID([.A97];SEARCH(&quot;hours &quot;;[.A97])+LEN(&quot;hours &quot;);SEARCH(&quot; XP &quot;;[.A97])-SEARCH(&quot;hours &quot;;[.A97])-LEN(&quot;hours &quot;))" office:value-type="string" office:string-value="15750" calcext:value-type="string">
            <text:p>15750</text:p>
          </table:table-cell>
          <table:table-cell/>
          <table:table-cell table:formula="of:=[.C97]/[.B97]" office:value-type="float" office:value="80.3571428571429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projects.intra.42.fr/projects/tinky-winkey" xlink:type="simple">tinky-winkey</text:a> about 210 hours 16800 XP Forbidden Not registered </text:p>
          </table:table-cell>
          <table:table-cell table:formula="of:==MID([.A98];SEARCH(&quot;about &quot;;[.A98])+LEN(&quot;about &quot;);SEARCH(&quot; hours &quot;;[.A98])-SEARCH(&quot;about &quot;;[.A98])-LEN(&quot;about &quot;))" office:value-type="string" office:string-value="210" calcext:value-type="string">
            <text:p>210</text:p>
          </table:table-cell>
          <table:table-cell table:formula="of:==MID([.A98];SEARCH(&quot;hours &quot;;[.A98])+LEN(&quot;hours &quot;);SEARCH(&quot; XP &quot;;[.A98])-SEARCH(&quot;hours &quot;;[.A98])-LEN(&quot;hours &quot;))" office:value-type="string" office:string-value="16800" calcext:value-type="string">
            <text:p>16800</text:p>
          </table:table-cell>
          <table:table-cell/>
          <table:table-cell table:formula="of:=[.C98]/[.B98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projects.intra.42.fr/projects/ft_kalman" xlink:type="simple">ft_kalman</text:a> about 210 hours 16800 XP Forbidden Not registered </text:p>
          </table:table-cell>
          <table:table-cell table:formula="of:==MID([.A99];SEARCH(&quot;about &quot;;[.A99])+LEN(&quot;about &quot;);SEARCH(&quot; hours &quot;;[.A99])-SEARCH(&quot;about &quot;;[.A99])-LEN(&quot;about &quot;))" office:value-type="string" office:string-value="210" calcext:value-type="string">
            <text:p>210</text:p>
          </table:table-cell>
          <table:table-cell table:formula="of:==MID([.A99];SEARCH(&quot;hours &quot;;[.A99])+LEN(&quot;hours &quot;);SEARCH(&quot; XP &quot;;[.A99])-SEARCH(&quot;hours &quot;;[.A99])-LEN(&quot;hours &quot;))" office:value-type="string" office:string-value="16800" calcext:value-type="string">
            <text:p>16800</text:p>
          </table:table-cell>
          <table:table-cell/>
          <table:table-cell table:formula="of:=[.C99]/[.B99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projects.intra.42.fr/projects/internship-ii" xlink:type="simple">Internship II</text:a> about 120 days 63000 XP Forbidden Not registered </text:p>
          </table:table-cell>
          <table:table-cell table:formula="of:==MID([.A100];SEARCH(&quot;about &quot;;[.A100])+LEN(&quot;about &quot;);SEARCH(&quot; days &quot;;[.A100])-SEARCH(&quot;about &quot;;[.A100])-LEN(&quot;about &quot;))" office:value-type="string" office:string-value="120" calcext:value-type="string">
            <text:p>120</text:p>
          </table:table-cell>
          <table:table-cell table:formula="of:==MID([.A100];SEARCH(&quot;days &quot;;[.A100])+LEN(&quot;days &quot;);SEARCH(&quot; XP &quot;;[.A100])-SEARCH(&quot;days &quot;;[.A100])-LEN(&quot;days &quot;))" office:value-type="string" office:string-value="63000" calcext:value-type="string">
            <text:p>63000</text:p>
          </table:table-cell>
          <table:table-cell table:style-name="ce2" table:formula="of:=[.C100]/[.B100]" office:value-type="float" office:value="525" calcext:value-type="float">
            <text:p>525</text:p>
          </table:table-cell>
          <table:table-cell table:formula="of:= [.D100] / 7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<text:a xlink:href="https://projects.intra.42.fr/projects/part_time-ii" xlink:type="simple">Part_Time II</text:a> about 120 days 63000 XP Forbidden Not registered </text:p>
          </table:table-cell>
          <table:table-cell table:formula="of:==MID([.A101];SEARCH(&quot;about &quot;;[.A101])+LEN(&quot;about &quot;);SEARCH(&quot; days &quot;;[.A101])-SEARCH(&quot;about &quot;;[.A101])-LEN(&quot;about &quot;))" office:value-type="string" office:string-value="120" calcext:value-type="string">
            <text:p>120</text:p>
          </table:table-cell>
          <table:table-cell table:formula="of:==MID([.A101];SEARCH(&quot;days &quot;;[.A101])+LEN(&quot;days &quot;);SEARCH(&quot; XP &quot;;[.A101])-SEARCH(&quot;days &quot;;[.A101])-LEN(&quot;days &quot;))" office:value-type="string" office:string-value="63000" calcext:value-type="string">
            <text:p>63000</text:p>
          </table:table-cell>
          <table:table-cell table:style-name="ce2" table:formula="of:=[.C101]/[.B101]" office:value-type="float" office:value="525" calcext:value-type="float">
            <text:p>525</text:p>
          </table:table-cell>
          <table:table-cell table:formula="of:= [.D101] / 7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gbmu" xlink:type="simple">gbmu</text:a> about 420 hours 31500 XP Forbidden Not registered </text:p>
          </table:table-cell>
          <table:table-cell table:formula="of:==MID([.A102];SEARCH(&quot;about &quot;;[.A102])+LEN(&quot;about &quot;);SEARCH(&quot; hours &quot;;[.A102])-SEARCH(&quot;about &quot;;[.A102])-LEN(&quot;about &quot;))" office:value-type="string" office:string-value="420" calcext:value-type="string">
            <text:p>420</text:p>
          </table:table-cell>
          <table:table-cell table:formula="of:==MID([.A102];SEARCH(&quot;hours &quot;;[.A102])+LEN(&quot;hours &quot;);SEARCH(&quot; XP &quot;;[.A102])-SEARCH(&quot;hours &quot;;[.A102])-LEN(&quot;hours &quot;))" office:value-type="string" office:string-value="31500" calcext:value-type="string">
            <text:p>31500</text:p>
          </table:table-cell>
          <table:table-cell/>
          <table:table-cell table:formula="of:=[.C102]/[.B10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<text:a xlink:href="https://projects.intra.42.fr/projects/cpp-module-09" xlink:type="simple">CPP Module 09</text:a> about 140 hours 10042 XP Forbidden finished </text:p>
          </table:table-cell>
          <table:table-cell table:formula="of:==MID([.A103];SEARCH(&quot;about &quot;;[.A103])+LEN(&quot;about &quot;);SEARCH(&quot; hours &quot;;[.A103])-SEARCH(&quot;about &quot;;[.A103])-LEN(&quot;about &quot;))" office:value-type="string" office:string-value="140" calcext:value-type="string">
            <text:p>140</text:p>
          </table:table-cell>
          <table:table-cell table:formula="of:==MID([.A103];SEARCH(&quot;hours &quot;;[.A103])+LEN(&quot;hours &quot;);SEARCH(&quot; XP &quot;;[.A103])-SEARCH(&quot;hours &quot;;[.A103])-LEN(&quot;hours &quot;))" office:value-type="string" office:string-value="10042" calcext:value-type="string">
            <text:p>10042</text:p>
          </table:table-cell>
          <table:table-cell/>
          <table:table-cell table:formula="of:=[.C103]/[.B103]" office:value-type="float" office:value="71.7285714285714" calcext:value-type="float">
            <text:p>72</text:p>
          </table:table-cell>
        </table:table-row>
        <table:table-row table:style-name="ro1">
          <table:table-cell office:value-type="string" calcext:value-type="string">
            <text:p><text:a xlink:href="https://projects.intra.42.fr/projects/ft_containers" xlink:type="simple">ft_containers</text:a> about 140 hours 10042 XP Forbidden Not registered </text:p>
          </table:table-cell>
          <table:table-cell table:formula="of:==MID([.A104];SEARCH(&quot;about &quot;;[.A104])+LEN(&quot;about &quot;);SEARCH(&quot; hours &quot;;[.A104])-SEARCH(&quot;about &quot;;[.A104])-LEN(&quot;about &quot;))" office:value-type="string" office:string-value="140" calcext:value-type="string">
            <text:p>140</text:p>
          </table:table-cell>
          <table:table-cell table:formula="of:==MID([.A104];SEARCH(&quot;hours &quot;;[.A104])+LEN(&quot;hours &quot;);SEARCH(&quot; XP &quot;;[.A104])-SEARCH(&quot;hours &quot;;[.A104])-LEN(&quot;hours &quot;))" office:value-type="string" office:string-value="10042" calcext:value-type="string">
            <text:p>10042</text:p>
          </table:table-cell>
          <table:table-cell/>
          <table:table-cell table:formula="of:=[.C104]/[.B104]" office:value-type="float" office:value="71.7285714285714" calcext:value-type="float">
            <text:p>72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rt" xlink:type="simple">rt</text:a> about 294 hours 20750 XP Forbidden Not registered </text:p>
          </table:table-cell>
          <table:table-cell table:formula="of:==MID([.A105];SEARCH(&quot;about &quot;;[.A105])+LEN(&quot;about &quot;);SEARCH(&quot; hours &quot;;[.A105])-SEARCH(&quot;about &quot;;[.A105])-LEN(&quot;about &quot;))" office:value-type="string" office:string-value="294" calcext:value-type="string">
            <text:p>294</text:p>
          </table:table-cell>
          <table:table-cell table:formula="of:==MID([.A105];SEARCH(&quot;hours &quot;;[.A105])+LEN(&quot;hours &quot;);SEARCH(&quot; XP &quot;;[.A105])-SEARCH(&quot;hours &quot;;[.A105])-LEN(&quot;hours &quot;))" office:value-type="string" office:string-value="20750" calcext:value-type="string">
            <text:p>20750</text:p>
          </table:table-cell>
          <table:table-cell/>
          <table:table-cell table:formula="of:=[.C105]/[.B105]" office:value-type="float" office:value="70.578231292517" calcext:value-type="float">
            <text:p>71</text:p>
          </table:table-cell>
        </table:table-row>
        <table:table-row table:style-name="ro1">
          <table:table-cell office:value-type="string" calcext:value-type="string">
            <text:p><text:a xlink:href="https://projects.intra.42.fr/projects/abstract_data" xlink:type="simple">Abstract_data</text:a> about 290 hours 20084 XP Forbidden Not registered </text:p>
          </table:table-cell>
          <table:table-cell table:formula="of:==MID([.A106];SEARCH(&quot;about &quot;;[.A106])+LEN(&quot;about &quot;);SEARCH(&quot; hours &quot;;[.A106])-SEARCH(&quot;about &quot;;[.A106])-LEN(&quot;about &quot;))" office:value-type="string" office:string-value="290" calcext:value-type="string">
            <text:p>290</text:p>
          </table:table-cell>
          <table:table-cell table:formula="of:==MID([.A106];SEARCH(&quot;hours &quot;;[.A106])+LEN(&quot;hours &quot;);SEARCH(&quot; XP &quot;;[.A106])-SEARCH(&quot;hours &quot;;[.A106])-LEN(&quot;hours &quot;))" office:value-type="string" office:string-value="20084" calcext:value-type="string">
            <text:p>20084</text:p>
          </table:table-cell>
          <table:table-cell/>
          <table:table-cell table:formula="of:=[.C106]/[.B106]" office:value-type="float" office:value="69.2551724137931" calcext:value-type="float">
            <text:p>69</text:p>
          </table:table-cell>
        </table:table-row>
        <table:table-row table:style-name="ro1">
          <table:table-cell office:value-type="string" calcext:value-type="string">
            <text:p><text:a xlink:href="https://projects.intra.42.fr/projects/cow-neck-tid" xlink:type="simple">Cow-Neck-TID</text:a> about 300 hours 20000 XP Forbidden Not registered </text:p>
          </table:table-cell>
          <table:table-cell table:formula="of:==MID([.A107];SEARCH(&quot;about &quot;;[.A107])+LEN(&quot;about &quot;);SEARCH(&quot; hours &quot;;[.A107])-SEARCH(&quot;about &quot;;[.A107])-LEN(&quot;about &quot;))" office:value-type="string" office:string-value="300" calcext:value-type="string">
            <text:p>300</text:p>
          </table:table-cell>
          <table:table-cell table:formula="of:==MID([.A107];SEARCH(&quot;hours &quot;;[.A107])+LEN(&quot;hours &quot;);SEARCH(&quot; XP &quot;;[.A107])-SEARCH(&quot;hours &quot;;[.A107])-LEN(&quot;hours &quot;))" office:value-type="string" office:string-value="20000" calcext:value-type="string">
            <text:p>20000</text:p>
          </table:table-cell>
          <table:table-cell/>
          <table:table-cell table:formula="of:=[.C107]/[.B107]" office:value-type="float" office:value="66.6666666666667" calcext:value-type="float">
            <text:p>67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abstract-vm" xlink:type="simple">abstract-vm</text:a> about 21 days 9450 XP Forbidden Not registered </text:p>
          </table:table-cell>
          <table:table-cell table:formula="of:==MID([.A108];SEARCH(&quot;about &quot;;[.A108])+LEN(&quot;about &quot;);SEARCH(&quot; days &quot;;[.A108])-SEARCH(&quot;about &quot;;[.A108])-LEN(&quot;about &quot;))" office:value-type="string" office:string-value="21" calcext:value-type="string">
            <text:p>21</text:p>
          </table:table-cell>
          <table:table-cell table:formula="of:==MID([.A108];SEARCH(&quot;days &quot;;[.A108])+LEN(&quot;days &quot;);SEARCH(&quot; XP &quot;;[.A108])-SEARCH(&quot;days &quot;;[.A108])-LEN(&quot;days &quot;))" office:value-type="string" office:string-value="9450" calcext:value-type="string">
            <text:p>9450</text:p>
          </table:table-cell>
          <table:table-cell table:style-name="ce2" table:formula="of:=[.C108]/[.B108]" office:value-type="float" office:value="450" calcext:value-type="float">
            <text:p>450</text:p>
          </table:table-cell>
          <table:table-cell table:formula="of:= [.D108] / 7" office:value-type="float" office:value="64.2857142857143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computorv2" xlink:type="simple">computorv2</text:a> about 147 hours 9450 XP Forbidden Not registered </text:p>
          </table:table-cell>
          <table:table-cell table:formula="of:==MID([.A109];SEARCH(&quot;about &quot;;[.A109])+LEN(&quot;about &quot;);SEARCH(&quot; hours &quot;;[.A109])-SEARCH(&quot;about &quot;;[.A109])-LEN(&quot;about &quot;))" office:value-type="string" office:string-value="147" calcext:value-type="string">
            <text:p>147</text:p>
          </table:table-cell>
          <table:table-cell table:formula="of:==MID([.A109];SEARCH(&quot;hours &quot;;[.A109])+LEN(&quot;hours &quot;);SEARCH(&quot; XP &quot;;[.A109])-SEARCH(&quot;hours &quot;;[.A109])-LEN(&quot;hours &quot;))" office:value-type="string" office:string-value="9450" calcext:value-type="string">
            <text:p>9450</text:p>
          </table:table-cell>
          <table:table-cell/>
          <table:table-cell table:formula="of:=[.C109]/[.B109]" office:value-type="float" office:value="64.2857142857143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darkly" xlink:type="simple">darkly</text:a> about 98 hours 6300 XP Forbidden Not registered </text:p>
          </table:table-cell>
          <table:table-cell table:formula="of:==MID([.A110];SEARCH(&quot;about &quot;;[.A110])+LEN(&quot;about &quot;);SEARCH(&quot; hours &quot;;[.A110])-SEARCH(&quot;about &quot;;[.A110])-LEN(&quot;about &quot;))" office:value-type="string" office:string-value="98" calcext:value-type="string">
            <text:p>98</text:p>
          </table:table-cell>
          <table:table-cell table:formula="of:==MID([.A110];SEARCH(&quot;hours &quot;;[.A110])+LEN(&quot;hours &quot;);SEARCH(&quot; XP &quot;;[.A110])-SEARCH(&quot;hours &quot;;[.A110])-LEN(&quot;hours &quot;))" office:value-type="string" office:string-value="6300" calcext:value-type="string">
            <text:p>6300</text:p>
          </table:table-cell>
          <table:table-cell/>
          <table:table-cell table:formula="of:=[.C110]/[.B110]" office:value-type="float" office:value="64.2857142857143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in-the-shadows" xlink:type="simple">in-the-shadows</text:a> about 147 hours 9450 XP Forbidden Not registered </text:p>
          </table:table-cell>
          <table:table-cell table:formula="of:==MID([.A111];SEARCH(&quot;about &quot;;[.A111])+LEN(&quot;about &quot;);SEARCH(&quot; hours &quot;;[.A111])-SEARCH(&quot;about &quot;;[.A111])-LEN(&quot;about &quot;))" office:value-type="string" office:string-value="147" calcext:value-type="string">
            <text:p>147</text:p>
          </table:table-cell>
          <table:table-cell table:formula="of:==MID([.A111];SEARCH(&quot;hours &quot;;[.A111])+LEN(&quot;hours &quot;);SEARCH(&quot; XP &quot;;[.A111])-SEARCH(&quot;hours &quot;;[.A111])-LEN(&quot;hours &quot;))" office:value-type="string" office:string-value="9450" calcext:value-type="string">
            <text:p>9450</text:p>
          </table:table-cell>
          <table:table-cell/>
          <table:table-cell table:formula="of:=[.C111]/[.B111]" office:value-type="float" office:value="64.2857142857143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fs-9" xlink:type="simple">kfs-9</text:a> about 245 hours 15750 XP Forbidden Not registered </text:p>
          </table:table-cell>
          <table:table-cell table:formula="of:==MID([.A112];SEARCH(&quot;about &quot;;[.A112])+LEN(&quot;about &quot;);SEARCH(&quot; hours &quot;;[.A112])-SEARCH(&quot;about &quot;;[.A112])-LEN(&quot;about &quot;))" office:value-type="string" office:string-value="245" calcext:value-type="string">
            <text:p>245</text:p>
          </table:table-cell>
          <table:table-cell table:formula="of:==MID([.A112];SEARCH(&quot;hours &quot;;[.A112])+LEN(&quot;hours &quot;);SEARCH(&quot; XP &quot;;[.A112])-SEARCH(&quot;hours &quot;;[.A112])-LEN(&quot;hours &quot;))" office:value-type="string" office:string-value="15750" calcext:value-type="string">
            <text:p>15750</text:p>
          </table:table-cell>
          <table:table-cell/>
          <table:table-cell table:formula="of:=[.C112]/[.B112]" office:value-type="float" office:value="64.2857142857143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snow-crash" xlink:type="simple">snow-crash</text:a> about 147 hours 9450 XP Forbidden Not registered </text:p>
          </table:table-cell>
          <table:table-cell table:formula="of:==MID([.A113];SEARCH(&quot;about &quot;;[.A113])+LEN(&quot;about &quot;);SEARCH(&quot; hours &quot;;[.A113])-SEARCH(&quot;about &quot;;[.A113])-LEN(&quot;about &quot;))" office:value-type="string" office:string-value="147" calcext:value-type="string">
            <text:p>147</text:p>
          </table:table-cell>
          <table:table-cell table:formula="of:==MID([.A113];SEARCH(&quot;hours &quot;;[.A113])+LEN(&quot;hours &quot;);SEARCH(&quot; XP &quot;;[.A113])-SEARCH(&quot;hours &quot;;[.A113])-LEN(&quot;hours &quot;))" office:value-type="string" office:string-value="9450" calcext:value-type="string">
            <text:p>9450</text:p>
          </table:table-cell>
          <table:table-cell/>
          <table:table-cell table:formula="of:=[.C113]/[.B113]" office:value-type="float" office:value="64.2857142857143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projects.intra.42.fr/projects/matrix" xlink:type="simple">matrix</text:a> about 110 hours 7000 XP Forbidden Not registered </text:p>
          </table:table-cell>
          <table:table-cell table:formula="of:==MID([.A114];SEARCH(&quot;about &quot;;[.A114])+LEN(&quot;about &quot;);SEARCH(&quot; hours &quot;;[.A114])-SEARCH(&quot;about &quot;;[.A114])-LEN(&quot;about &quot;))" office:value-type="string" office:string-value="110" calcext:value-type="string">
            <text:p>110</text:p>
          </table:table-cell>
          <table:table-cell table:formula="of:==MID([.A114];SEARCH(&quot;hours &quot;;[.A114])+LEN(&quot;hours &quot;);SEARCH(&quot; XP &quot;;[.A114])-SEARCH(&quot;hours &quot;;[.A114])-LEN(&quot;hours &quot;))" office:value-type="string" office:string-value="7000" calcext:value-type="string">
            <text:p>7000</text:p>
          </table:table-cell>
          <table:table-cell/>
          <table:table-cell table:formula="of:=[.C114]/[.B114]" office:value-type="float" office:value="63.6363636363636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projects.intra.42.fr/projects/ready-set-boole" xlink:type="simple">ready set boole</text:a> about 110 hours 7000 XP Forbidden Not registered </text:p>
          </table:table-cell>
          <table:table-cell table:formula="of:==MID([.A115];SEARCH(&quot;about &quot;;[.A115])+LEN(&quot;about &quot;);SEARCH(&quot; hours &quot;;[.A115])-SEARCH(&quot;about &quot;;[.A115])-LEN(&quot;about &quot;))" office:value-type="string" office:string-value="110" calcext:value-type="string">
            <text:p>110</text:p>
          </table:table-cell>
          <table:table-cell table:formula="of:==MID([.A115];SEARCH(&quot;hours &quot;;[.A115])+LEN(&quot;hours &quot;);SEARCH(&quot; XP &quot;;[.A115])-SEARCH(&quot;hours &quot;;[.A115])-LEN(&quot;hours &quot;))" office:value-type="string" office:string-value="7000" calcext:value-type="string">
            <text:p>7000</text:p>
          </table:table-cell>
          <table:table-cell/>
          <table:table-cell table:formula="of:=[.C115]/[.B115]" office:value-type="float" office:value="63.6363636363636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s://projects.intra.42.fr/projects/netpractice" xlink:type="simple">NetPractice</text:a> about 50 hours 3160 XP Forbidden finished </text:p>
          </table:table-cell>
          <table:table-cell table:formula="of:==MID([.A116];SEARCH(&quot;about &quot;;[.A116])+LEN(&quot;about &quot;);SEARCH(&quot; hours &quot;;[.A116])-SEARCH(&quot;about &quot;;[.A116])-LEN(&quot;about &quot;))" office:value-type="string" office:string-value="50" calcext:value-type="string">
            <text:p>50</text:p>
          </table:table-cell>
          <table:table-cell table:formula="of:==MID([.A116];SEARCH(&quot;hours &quot;;[.A116])+LEN(&quot;hours &quot;);SEARCH(&quot; XP &quot;;[.A116])-SEARCH(&quot;hours &quot;;[.A116])-LEN(&quot;hours &quot;))" office:value-type="string" office:string-value="3160" calcext:value-type="string">
            <text:p>3160</text:p>
          </table:table-cell>
          <table:table-cell/>
          <table:table-cell table:formula="of:=[.C116]/[.B116]" office:value-type="float" office:value="63.2" calcext:value-type="float">
            <text:p>6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dslr" xlink:type="simple">dslr</text:a> about 98 hours 6000 XP Forbidden Not registered </text:p>
          </table:table-cell>
          <table:table-cell table:formula="of:==MID([.A117];SEARCH(&quot;about &quot;;[.A117])+LEN(&quot;about &quot;);SEARCH(&quot; hours &quot;;[.A117])-SEARCH(&quot;about &quot;;[.A117])-LEN(&quot;about &quot;))" office:value-type="string" office:string-value="98" calcext:value-type="string">
            <text:p>98</text:p>
          </table:table-cell>
          <table:table-cell table:formula="of:==MID([.A117];SEARCH(&quot;hours &quot;;[.A117])+LEN(&quot;hours &quot;);SEARCH(&quot; XP &quot;;[.A117])-SEARCH(&quot;hours &quot;;[.A117])-LEN(&quot;hours &quot;))" office:value-type="string" office:string-value="6000" calcext:value-type="string">
            <text:p>6000</text:p>
          </table:table-cell>
          <table:table-cell/>
          <table:table-cell table:formula="of:=[.C117]/[.B117]" office:value-type="float" office:value="61.2244897959184" calcext:value-type="float">
            <text:p>61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userspace_digressions" xlink:type="simple">userspace_digressions</text:a> about 294 hours 16800 XP Forbidden Not registered </text:p>
          </table:table-cell>
          <table:table-cell table:formula="of:==MID([.A118];SEARCH(&quot;about &quot;;[.A118])+LEN(&quot;about &quot;);SEARCH(&quot; hours &quot;;[.A118])-SEARCH(&quot;about &quot;;[.A118])-LEN(&quot;about &quot;))" office:value-type="string" office:string-value="294" calcext:value-type="string">
            <text:p>294</text:p>
          </table:table-cell>
          <table:table-cell table:formula="of:==MID([.A118];SEARCH(&quot;hours &quot;;[.A118])+LEN(&quot;hours &quot;);SEARCH(&quot; XP &quot;;[.A118])-SEARCH(&quot;hours &quot;;[.A118])-LEN(&quot;hours &quot;))" office:value-type="string" office:string-value="16800" calcext:value-type="string">
            <text:p>16800</text:p>
          </table:table-cell>
          <table:table-cell/>
          <table:table-cell table:formula="of:=[.C118]/[.B118]" office:value-type="float" office:value="57.1428571428571" calcext:value-type="float">
            <text:p>57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fs-7" xlink:type="simple">kfs-7</text:a> about 630 hours 35700 XP Forbidden Not registered </text:p>
          </table:table-cell>
          <table:table-cell table:formula="of:==MID([.A119];SEARCH(&quot;about &quot;;[.A119])+LEN(&quot;about &quot;);SEARCH(&quot; hours &quot;;[.A119])-SEARCH(&quot;about &quot;;[.A119])-LEN(&quot;about &quot;))" office:value-type="string" office:string-value="630" calcext:value-type="string">
            <text:p>630</text:p>
          </table:table-cell>
          <table:table-cell table:formula="of:==MID([.A119];SEARCH(&quot;hours &quot;;[.A119])+LEN(&quot;hours &quot;);SEARCH(&quot; XP &quot;;[.A119])-SEARCH(&quot;hours &quot;;[.A119])-LEN(&quot;hours &quot;))" office:value-type="string" office:string-value="35700" calcext:value-type="string">
            <text:p>35700</text:p>
          </table:table-cell>
          <table:table-cell/>
          <table:table-cell table:formula="of:=[.C119]/[.B119]" office:value-type="float" office:value="56.6666666666667" calcext:value-type="float">
            <text:p>57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xv" xlink:type="simple">xv</text:a> about 392 hours 22000 XP Forbidden Not registered </text:p>
          </table:table-cell>
          <table:table-cell table:formula="of:==MID([.A120];SEARCH(&quot;about &quot;;[.A120])+LEN(&quot;about &quot;);SEARCH(&quot; hours &quot;;[.A120])-SEARCH(&quot;about &quot;;[.A120])-LEN(&quot;about &quot;))" office:value-type="string" office:string-value="392" calcext:value-type="string">
            <text:p>392</text:p>
          </table:table-cell>
          <table:table-cell table:formula="of:==MID([.A120];SEARCH(&quot;hours &quot;;[.A120])+LEN(&quot;hours &quot;);SEARCH(&quot; XP &quot;;[.A120])-SEARCH(&quot;hours &quot;;[.A120])-LEN(&quot;hours &quot;))" office:value-type="string" office:string-value="22000" calcext:value-type="string">
            <text:p>22000</text:p>
          </table:table-cell>
          <table:table-cell/>
          <table:table-cell table:formula="of:=[.C120]/[.B120]" office:value-type="float" office:value="56.1224489795918" calcext:value-type="float">
            <text:p>56</text:p>
          </table:table-cell>
        </table:table-row>
        <table:table-row table:style-name="ro1">
          <table:table-cell office:value-type="string" calcext:value-type="string">
            <text:p>Django ALL about 63 hours 3475 XP Forbidden Not registered </text:p>
          </table:table-cell>
          <table:table-cell table:formula="of:==MID([.A121];SEARCH(&quot;about &quot;;[.A121])+LEN(&quot;about &quot;);SEARCH(&quot; hours &quot;;[.A121])-SEARCH(&quot;about &quot;;[.A121])-LEN(&quot;about &quot;))" office:value-type="string" office:string-value="63" calcext:value-type="string">
            <text:p>63</text:p>
          </table:table-cell>
          <table:table-cell table:formula="of:==MID([.A121];SEARCH(&quot;hours &quot;;[.A121])+LEN(&quot;hours &quot;);SEARCH(&quot; XP &quot;;[.A121])-SEARCH(&quot;hours &quot;;[.A121])-LEN(&quot;hours &quot;))" office:value-type="string" office:string-value="3475" calcext:value-type="string">
            <text:p>3475</text:p>
          </table:table-cell>
          <table:table-cell/>
          <table:table-cell table:formula="of:=[.C121]/[.B121]" office:value-type="float" office:value="55.1587301587302" calcext:value-type="float">
            <text:p>55</text:p>
          </table:table-cell>
        </table:table-row>
        <table:table-row table:style-name="ro1">
          <table:table-cell office:value-type="string" calcext:value-type="string">
            <text:p>RoR <text:s/>ALL about 63 hours 3475 XP Forbidden Not registered </text:p>
          </table:table-cell>
          <table:table-cell table:formula="of:==MID([.A122];SEARCH(&quot;about &quot;;[.A122])+LEN(&quot;about &quot;);SEARCH(&quot; hours &quot;;[.A122])-SEARCH(&quot;about &quot;;[.A122])-LEN(&quot;about &quot;))" office:value-type="string" office:string-value="63" calcext:value-type="string">
            <text:p>63</text:p>
          </table:table-cell>
          <table:table-cell table:formula="of:==MID([.A122];SEARCH(&quot;hours &quot;;[.A122])+LEN(&quot;hours &quot;);SEARCH(&quot; XP &quot;;[.A122])-SEARCH(&quot;hours &quot;;[.A122])-LEN(&quot;hours &quot;))" office:value-type="string" office:string-value="3475" calcext:value-type="string">
            <text:p>3475</text:p>
          </table:table-cell>
          <table:table-cell/>
          <table:table-cell table:formula="of:=[.C122]/[.B122]" office:value-type="float" office:value="55.1587301587302" calcext:value-type="float">
            <text:p>55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42sh" xlink:type="simple">42sh</text:a> about 294 hours 15750 XP Forbidden Not registered </text:p>
          </table:table-cell>
          <table:table-cell table:formula="of:==MID([.A123];SEARCH(&quot;about &quot;;[.A123])+LEN(&quot;about &quot;);SEARCH(&quot; hours &quot;;[.A123])-SEARCH(&quot;about &quot;;[.A123])-LEN(&quot;about &quot;))" office:value-type="string" office:string-value="294" calcext:value-type="string">
            <text:p>294</text:p>
          </table:table-cell>
          <table:table-cell table:formula="of:==MID([.A123];SEARCH(&quot;hours &quot;;[.A123])+LEN(&quot;hours &quot;);SEARCH(&quot; XP &quot;;[.A123])-SEARCH(&quot;hours &quot;;[.A123])-LEN(&quot;hours &quot;))" office:value-type="string" office:string-value="15750" calcext:value-type="string">
            <text:p>15750</text:p>
          </table:table-cell>
          <table:table-cell/>
          <table:table-cell table:formula="of:=[.C123]/[.B123]" office:value-type="float" office:value="53.5714285714286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doom-nukem" xlink:type="simple">doom-nukem</text:a> about 294 hours 15750 XP Forbidden Not registered </text:p>
          </table:table-cell>
          <table:table-cell table:formula="of:==MID([.A124];SEARCH(&quot;about &quot;;[.A124])+LEN(&quot;about &quot;);SEARCH(&quot; hours &quot;;[.A124])-SEARCH(&quot;about &quot;;[.A124])-LEN(&quot;about &quot;))" office:value-type="string" office:string-value="294" calcext:value-type="string">
            <text:p>294</text:p>
          </table:table-cell>
          <table:table-cell table:formula="of:==MID([.A124];SEARCH(&quot;hours &quot;;[.A124])+LEN(&quot;hours &quot;);SEARCH(&quot; XP &quot;;[.A124])-SEARCH(&quot;hours &quot;;[.A124])-LEN(&quot;hours &quot;))" office:value-type="string" office:string-value="15750" calcext:value-type="string">
            <text:p>15750</text:p>
          </table:table-cell>
          <table:table-cell/>
          <table:table-cell table:formula="of:=[.C124]/[.B124]" office:value-type="float" office:value="53.5714285714286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fs-1" xlink:type="simple">kfs-1</text:a> about 294 hours 15750 XP Forbidden Not registered </text:p>
          </table:table-cell>
          <table:table-cell table:formula="of:==MID([.A125];SEARCH(&quot;about &quot;;[.A125])+LEN(&quot;about &quot;);SEARCH(&quot; hours &quot;;[.A125])-SEARCH(&quot;about &quot;;[.A125])-LEN(&quot;about &quot;))" office:value-type="string" office:string-value="294" calcext:value-type="string">
            <text:p>294</text:p>
          </table:table-cell>
          <table:table-cell table:formula="of:==MID([.A125];SEARCH(&quot;hours &quot;;[.A125])+LEN(&quot;hours &quot;);SEARCH(&quot; XP &quot;;[.A125])-SEARCH(&quot;hours &quot;;[.A125])-LEN(&quot;hours &quot;))" office:value-type="string" office:string-value="15750" calcext:value-type="string">
            <text:p>15750</text:p>
          </table:table-cell>
          <table:table-cell/>
          <table:table-cell table:formula="of:=[.C125]/[.B125]" office:value-type="float" office:value="53.5714285714286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kfs-2" xlink:type="simple">kfs-2</text:a> about 294 hours 15750 XP Forbidden Not registered </text:p>
          </table:table-cell>
          <table:table-cell table:formula="of:==MID([.A126];SEARCH(&quot;about &quot;;[.A126])+LEN(&quot;about &quot;);SEARCH(&quot; hours &quot;;[.A126])-SEARCH(&quot;about &quot;;[.A126])-LEN(&quot;about &quot;))" office:value-type="string" office:string-value="294" calcext:value-type="string">
            <text:p>294</text:p>
          </table:table-cell>
          <table:table-cell table:formula="of:==MID([.A126];SEARCH(&quot;hours &quot;;[.A126])+LEN(&quot;hours &quot;);SEARCH(&quot; XP &quot;;[.A126])-SEARCH(&quot;hours &quot;;[.A126])-LEN(&quot;hours &quot;))" office:value-type="string" office:string-value="15750" calcext:value-type="string">
            <text:p>15750</text:p>
          </table:table-cell>
          <table:table-cell/>
          <table:table-cell table:formula="of:=[.C126]/[.B126]" office:value-type="float" office:value="53.5714285714286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s://projects.intra.42.fr/projects/leaffliction" xlink:type="simple">Leaffliction</text:a> about 294 hours 15750 XP Forbidden Not registered </text:p>
          </table:table-cell>
          <table:table-cell table:formula="of:==MID([.A127];SEARCH(&quot;about &quot;;[.A127])+LEN(&quot;about &quot;);SEARCH(&quot; hours &quot;;[.A127])-SEARCH(&quot;about &quot;;[.A127])-LEN(&quot;about &quot;))" office:value-type="string" office:string-value="294" calcext:value-type="string">
            <text:p>294</text:p>
          </table:table-cell>
          <table:table-cell table:formula="of:==MID([.A127];SEARCH(&quot;hours &quot;;[.A127])+LEN(&quot;hours &quot;);SEARCH(&quot; XP &quot;;[.A127])-SEARCH(&quot;hours &quot;;[.A127])-LEN(&quot;hours &quot;))" office:value-type="string" office:string-value="15750" calcext:value-type="string">
            <text:p>15750</text:p>
          </table:table-cell>
          <table:table-cell/>
          <table:table-cell table:formula="of:=[.C127]/[.B127]" office:value-type="float" office:value="53.5714285714286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s://projects.intra.42.fr/projects/internship-i" xlink:type="simple">Internship I</text:a> about 120 days 42000 XP Forbidden Not registered </text:p>
          </table:table-cell>
          <table:table-cell table:formula="of:==MID([.A128];SEARCH(&quot;about &quot;;[.A128])+LEN(&quot;about &quot;);SEARCH(&quot; days &quot;;[.A128])-SEARCH(&quot;about &quot;;[.A128])-LEN(&quot;about &quot;))" office:value-type="string" office:string-value="120" calcext:value-type="string">
            <text:p>120</text:p>
          </table:table-cell>
          <table:table-cell table:formula="of:==MID([.A128];SEARCH(&quot;days &quot;;[.A128])+LEN(&quot;days &quot;);SEARCH(&quot; XP &quot;;[.A128])-SEARCH(&quot;days &quot;;[.A128])-LEN(&quot;days &quot;))" office:value-type="string" office:string-value="42000" calcext:value-type="string">
            <text:p>42000</text:p>
          </table:table-cell>
          <table:table-cell table:style-name="ce2" table:formula="of:=[.C128]/[.B128]" office:value-type="float" office:value="350" calcext:value-type="float">
            <text:p>350</text:p>
          </table:table-cell>
          <table:table-cell table:formula="of:= [.D128] / 7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https://projects.intra.42.fr/projects/part_time-i" xlink:type="simple">Part_Time I</text:a> about 120 days 42000 XP Forbidden Not registered </text:p>
          </table:table-cell>
          <table:table-cell table:formula="of:==MID([.A129];SEARCH(&quot;about &quot;;[.A129])+LEN(&quot;about &quot;);SEARCH(&quot; days &quot;;[.A129])-SEARCH(&quot;about &quot;;[.A129])-LEN(&quot;about &quot;))" office:value-type="string" office:string-value="120" calcext:value-type="string">
            <text:p>120</text:p>
          </table:table-cell>
          <table:table-cell table:formula="of:==MID([.A129];SEARCH(&quot;days &quot;;[.A129])+LEN(&quot;days &quot;);SEARCH(&quot; XP &quot;;[.A129])-SEARCH(&quot;days &quot;;[.A129])-LEN(&quot;days &quot;))" office:value-type="string" office:string-value="42000" calcext:value-type="string">
            <text:p>42000</text:p>
          </table:table-cell>
          <table:table-cell table:style-name="ce2" table:formula="of:=[.C129]/[.B129]" office:value-type="float" office:value="350" calcext:value-type="float">
            <text:p>350</text:p>
          </table:table-cell>
          <table:table-cell table:formula="of:= [.D129] / 7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startup-internship" xlink:type="simple">Startup Internship</text:a> about 120 days 42000 XP Forbidden Not registered </text:p>
          </table:table-cell>
          <table:table-cell table:formula="of:==MID([.A130];SEARCH(&quot;about &quot;;[.A130])+LEN(&quot;about &quot;);SEARCH(&quot; days &quot;;[.A130])-SEARCH(&quot;about &quot;;[.A130])-LEN(&quot;about &quot;))" office:value-type="string" office:string-value="120" calcext:value-type="string">
            <text:p>120</text:p>
          </table:table-cell>
          <table:table-cell table:formula="of:==MID([.A130];SEARCH(&quot;days &quot;;[.A130])+LEN(&quot;days &quot;);SEARCH(&quot; XP &quot;;[.A130])-SEARCH(&quot;days &quot;;[.A130])-LEN(&quot;days &quot;))" office:value-type="string" office:string-value="42000" calcext:value-type="string">
            <text:p>42000</text:p>
          </table:table-cell>
          <table:table-cell table:style-name="ce2" table:formula="of:=[.C130]/[.B130]" office:value-type="float" office:value="350" calcext:value-type="float">
            <text:p>350</text:p>
          </table:table-cell>
          <table:table-cell table:formula="of:= [.D130] / 7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a xlink:href="https://projects.intra.42.fr/projects/old-philosophers" xlink:type="simple">Old-Philosophers</text:a> about 70 hours 3360 XP Forbidden Not registered </text:p>
          </table:table-cell>
          <table:table-cell table:formula="of:==MID([.A131];SEARCH(&quot;about &quot;;[.A131])+LEN(&quot;about &quot;);SEARCH(&quot; hours &quot;;[.A131])-SEARCH(&quot;about &quot;;[.A131])-LEN(&quot;about &quot;))" office:value-type="string" office:string-value="70" calcext:value-type="string">
            <text:p>70</text:p>
          </table:table-cell>
          <table:table-cell table:formula="of:==MID([.A131];SEARCH(&quot;hours &quot;;[.A131])+LEN(&quot;hours &quot;);SEARCH(&quot; XP &quot;;[.A131])-SEARCH(&quot;hours &quot;;[.A131])-LEN(&quot;hours &quot;))" office:value-type="string" office:string-value="3360" calcext:value-type="string">
            <text:p>3360</text:p>
          </table:table-cell>
          <table:table-cell/>
          <table:table-cell table:formula="of:=[.C131]/[.B131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philosophers" xlink:type="simple">Philosophers</text:a> about 70 hours 3360 XP Forbidden finished </text:p>
          </table:table-cell>
          <table:table-cell table:formula="of:==MID([.A132];SEARCH(&quot;about &quot;;[.A132])+LEN(&quot;about &quot;);SEARCH(&quot; hours &quot;;[.A132])-SEARCH(&quot;about &quot;;[.A132])-LEN(&quot;about &quot;))" office:value-type="string" office:string-value="70" calcext:value-type="string">
            <text:p>70</text:p>
          </table:table-cell>
          <table:table-cell table:formula="of:==MID([.A132];SEARCH(&quot;hours &quot;;[.A132])+LEN(&quot;hours &quot;);SEARCH(&quot; XP &quot;;[.A132])-SEARCH(&quot;hours &quot;;[.A132])-LEN(&quot;hours &quot;))" office:value-type="string" office:string-value="3360" calcext:value-type="string">
            <text:p>3360</text:p>
          </table:table-cell>
          <table:table-cell/>
          <table:table-cell table:formula="of:=[.C132]/[.B132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projects.intra.42.fr/projects/ft_services" xlink:type="simple">ft_services</text:a> about 210 hours 10042 XP Forbidden Not registered </text:p>
          </table:table-cell>
          <table:table-cell table:formula="of:==MID([.A133];SEARCH(&quot;about &quot;;[.A133])+LEN(&quot;about &quot;);SEARCH(&quot; hours &quot;;[.A133])-SEARCH(&quot;about &quot;;[.A133])-LEN(&quot;about &quot;))" office:value-type="string" office:string-value="210" calcext:value-type="string">
            <text:p>210</text:p>
          </table:table-cell>
          <table:table-cell table:formula="of:==MID([.A133];SEARCH(&quot;hours &quot;;[.A133])+LEN(&quot;hours &quot;);SEARCH(&quot; XP &quot;;[.A133])-SEARCH(&quot;hours &quot;;[.A133])-LEN(&quot;hours &quot;))" office:value-type="string" office:string-value="10042" calcext:value-type="string">
            <text:p>10042</text:p>
          </table:table-cell>
          <table:table-cell/>
          <table:table-cell table:formula="of:=[.C133]/[.B133]" office:value-type="float" office:value="47.8190476190476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projects.intra.42.fr/projects/inception" xlink:type="simple">Inception</text:a> about 210 hours 10042 XP Forbidden finished </text:p>
          </table:table-cell>
          <table:table-cell table:formula="of:==MID([.A134];SEARCH(&quot;about &quot;;[.A134])+LEN(&quot;about &quot;);SEARCH(&quot; hours &quot;;[.A134])-SEARCH(&quot;about &quot;;[.A134])-LEN(&quot;about &quot;))" office:value-type="string" office:string-value="210" calcext:value-type="string">
            <text:p>210</text:p>
          </table:table-cell>
          <table:table-cell table:formula="of:==MID([.A134];SEARCH(&quot;hours &quot;;[.A134])+LEN(&quot;hours &quot;);SEARCH(&quot; XP &quot;;[.A134])-SEARCH(&quot;hours &quot;;[.A134])-LEN(&quot;hours &quot;))" office:value-type="string" office:string-value="10042" calcext:value-type="string">
            <text:p>10042</text:p>
          </table:table-cell>
          <table:table-cell/>
          <table:table-cell table:formula="of:=[.C134]/[.B134]" office:value-type="float" office:value="47.8190476190476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ality" xlink:type="simple">ft_ality</text:a> about 98 hours 4200 XP Forbidden Not registered </text:p>
          </table:table-cell>
          <table:table-cell table:formula="of:==MID([.A135];SEARCH(&quot;about &quot;;[.A135])+LEN(&quot;about &quot;);SEARCH(&quot; hours &quot;;[.A135])-SEARCH(&quot;about &quot;;[.A135])-LEN(&quot;about &quot;))" office:value-type="string" office:string-value="98" calcext:value-type="string">
            <text:p>98</text:p>
          </table:table-cell>
          <table:table-cell table:formula="of:==MID([.A135];SEARCH(&quot;hours &quot;;[.A135])+LEN(&quot;hours &quot;);SEARCH(&quot; XP &quot;;[.A135])-SEARCH(&quot;hours &quot;;[.A135])-LEN(&quot;hours &quot;))" office:value-type="string" office:string-value="4200" calcext:value-type="string">
            <text:p>4200</text:p>
          </table:table-cell>
          <table:table-cell/>
          <table:table-cell table:formula="of:=[.C135]/[.B135]" office:value-type="float" office:value="42.8571428571429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https://projects.intra.42.fr/projects/ft_minecraft" xlink:type="simple">ft_minecraft</text:a> about 560 hours 20750 XP Forbidden Not registered </text:p>
          </table:table-cell>
          <table:table-cell table:formula="of:==MID([.A136];SEARCH(&quot;about &quot;;[.A136])+LEN(&quot;about &quot;);SEARCH(&quot; hours &quot;;[.A136])-SEARCH(&quot;about &quot;;[.A136])-LEN(&quot;about &quot;))" office:value-type="string" office:string-value="560" calcext:value-type="string">
            <text:p>560</text:p>
          </table:table-cell>
          <table:table-cell table:formula="of:==MID([.A136];SEARCH(&quot;hours &quot;;[.A136])+LEN(&quot;hours &quot;);SEARCH(&quot; XP &quot;;[.A136])-SEARCH(&quot;hours &quot;;[.A136])-LEN(&quot;hours &quot;))" office:value-type="string" office:string-value="20750" calcext:value-type="string">
            <text:p>20750</text:p>
          </table:table-cell>
          <table:table-cell/>
          <table:table-cell table:formula="of:=[.C136]/[.B136]" office:value-type="float" office:value="37.0535714285714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https://projects.intra.42.fr/projects/fr-apprentissage-rncp-6-1-an" xlink:type="simple">FR Apprentissage RNCP 6 - 1 an</text:a> about 365 days 90000 XP Forbidden Not registered </text:p>
          </table:table-cell>
          <table:table-cell table:formula="of:==MID([.A137];SEARCH(&quot;about &quot;;[.A137])+LEN(&quot;about &quot;);SEARCH(&quot; days &quot;;[.A137])-SEARCH(&quot;about &quot;;[.A137])-LEN(&quot;about &quot;))" office:value-type="string" office:string-value="365" calcext:value-type="string">
            <text:p>365</text:p>
          </table:table-cell>
          <table:table-cell table:formula="of:==MID([.A137];SEARCH(&quot;days &quot;;[.A137])+LEN(&quot;days &quot;);SEARCH(&quot; XP &quot;;[.A137])-SEARCH(&quot;days &quot;;[.A137])-LEN(&quot;days &quot;))" office:value-type="string" office:string-value="90000" calcext:value-type="string">
            <text:p>90000</text:p>
          </table:table-cell>
          <table:table-cell table:style-name="ce2" table:formula="of:=[.C137]/[.B137]" office:value-type="float" office:value="246.575342465753" calcext:value-type="float">
            <text:p>247</text:p>
          </table:table-cell>
          <table:table-cell table:formula="of:= [.D137] / 7" office:value-type="float" office:value="35.2250489236791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s://projects.intra.42.fr/projects/fr-apprentissage-rncp-7-1-an" xlink:type="simple">FR Apprentissage RNCP 7 - 1 an</text:a> about 365 days 90000 XP Forbidden Not registered </text:p>
          </table:table-cell>
          <table:table-cell table:formula="of:==MID([.A138];SEARCH(&quot;about &quot;;[.A138])+LEN(&quot;about &quot;);SEARCH(&quot; days &quot;;[.A138])-SEARCH(&quot;about &quot;;[.A138])-LEN(&quot;about &quot;))" office:value-type="string" office:string-value="365" calcext:value-type="string">
            <text:p>365</text:p>
          </table:table-cell>
          <table:table-cell table:formula="of:==MID([.A138];SEARCH(&quot;days &quot;;[.A138])+LEN(&quot;days &quot;);SEARCH(&quot; XP &quot;;[.A138])-SEARCH(&quot;days &quot;;[.A138])-LEN(&quot;days &quot;))" office:value-type="string" office:string-value="90000" calcext:value-type="string">
            <text:p>90000</text:p>
          </table:table-cell>
          <table:table-cell table:style-name="ce2" table:formula="of:=[.C138]/[.B138]" office:value-type="float" office:value="246.575342465753" calcext:value-type="float">
            <text:p>247</text:p>
          </table:table-cell>
          <table:table-cell table:formula="of:= [.D138] / 7" office:value-type="float" office:value="35.2250489236791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s://projects.intra.42.fr/projects/fr-apprentissage-rncp-7-2-ans" xlink:type="simple">FR Apprentissage RNCP 7 - 2 ans</text:a> about 730 days 180000 XP Forbidden Not registered </text:p>
          </table:table-cell>
          <table:table-cell table:formula="of:==MID([.A139];SEARCH(&quot;about &quot;;[.A139])+LEN(&quot;about &quot;);SEARCH(&quot; days &quot;;[.A139])-SEARCH(&quot;about &quot;;[.A139])-LEN(&quot;about &quot;))" office:value-type="string" office:string-value="730" calcext:value-type="string">
            <text:p>730</text:p>
          </table:table-cell>
          <table:table-cell table:formula="of:==MID([.A139];SEARCH(&quot;days &quot;;[.A139])+LEN(&quot;days &quot;);SEARCH(&quot; XP &quot;;[.A139])-SEARCH(&quot;days &quot;;[.A139])-LEN(&quot;days &quot;))" office:value-type="string" office:string-value="180000" calcext:value-type="string">
            <text:p>180000</text:p>
          </table:table-cell>
          <table:table-cell table:style-name="ce2" table:formula="of:=[.C139]/[.B139]" office:value-type="float" office:value="246.575342465753" calcext:value-type="float">
            <text:p>247</text:p>
          </table:table-cell>
          <table:table-cell table:formula="of:= [.D139] / 7" office:value-type="float" office:value="35.2250489236791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push_swap" xlink:type="simple">push_swap</text:a> about 60 hours 1855 XP Forbidden finished </text:p>
          </table:table-cell>
          <table:table-cell table:formula="of:==MID([.A140];SEARCH(&quot;about &quot;;[.A140])+LEN(&quot;about &quot;);SEARCH(&quot; hours &quot;;[.A140])-SEARCH(&quot;about &quot;;[.A140])-LEN(&quot;about &quot;))" office:value-type="string" office:string-value="60" calcext:value-type="string">
            <text:p>60</text:p>
          </table:table-cell>
          <table:table-cell table:formula="of:==MID([.A140];SEARCH(&quot;hours &quot;;[.A140])+LEN(&quot;hours &quot;);SEARCH(&quot; XP &quot;;[.A140])-SEARCH(&quot;hours &quot;;[.A140])-LEN(&quot;hours &quot;))" office:value-type="string" office:string-value="1855" calcext:value-type="string">
            <text:p>1855</text:p>
          </table:table-cell>
          <table:table-cell/>
          <table:table-cell table:formula="of:=[.C140]/[.B140]" office:value-type="float" office:value="30.9166666666667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https://projects.intra.42.fr/projects/fr-apprentissage-rncp-6-2-ans" xlink:type="simple">FR Apprentissage RNCP 6 - 2 ans</text:a> about 730 days 150000 XP Forbidden Not registered </text:p>
          </table:table-cell>
          <table:table-cell table:formula="of:==MID([.A141];SEARCH(&quot;about &quot;;[.A141])+LEN(&quot;about &quot;);SEARCH(&quot; days &quot;;[.A141])-SEARCH(&quot;about &quot;;[.A141])-LEN(&quot;about &quot;))" office:value-type="string" office:string-value="730" calcext:value-type="string">
            <text:p>730</text:p>
          </table:table-cell>
          <table:table-cell table:formula="of:==MID([.A141];SEARCH(&quot;days &quot;;[.A141])+LEN(&quot;days &quot;);SEARCH(&quot; XP &quot;;[.A141])-SEARCH(&quot;days &quot;;[.A141])-LEN(&quot;days &quot;))" office:value-type="string" office:string-value="150000" calcext:value-type="string">
            <text:p>150000</text:p>
          </table:table-cell>
          <table:table-cell table:style-name="ce2" table:formula="of:=[.C141]/[.B141]" office:value-type="float" office:value="205.479452054795" calcext:value-type="float">
            <text:p>205</text:p>
          </table:table-cell>
          <table:table-cell table:formula="of:= [.D141] / 7" office:value-type="float" office:value="29.3542074363992" calcext:value-type="float">
            <text:p>29</text:p>
          </table:table-cell>
        </table:table-row>
        <table:table-row table:style-name="ro1">
          <table:table-cell office:value-type="string" calcext:value-type="string">
            <text:p>Open Project about 180 days 31500 XP Forbidden Not registered </text:p>
          </table:table-cell>
          <table:table-cell table:formula="of:==MID([.A142];SEARCH(&quot;about &quot;;[.A142])+LEN(&quot;about &quot;);SEARCH(&quot; days &quot;;[.A142])-SEARCH(&quot;about &quot;;[.A142])-LEN(&quot;about &quot;))" office:value-type="string" office:string-value="180" calcext:value-type="string">
            <text:p>180</text:p>
          </table:table-cell>
          <table:table-cell table:formula="of:==MID([.A142];SEARCH(&quot;days &quot;;[.A142])+LEN(&quot;days &quot;);SEARCH(&quot; XP &quot;;[.A142])-SEARCH(&quot;days &quot;;[.A142])-LEN(&quot;days &quot;))" office:value-type="string" office:string-value="31500" calcext:value-type="string">
            <text:p>31500</text:p>
          </table:table-cell>
          <table:table-cell table:style-name="ce2" table:formula="of:=[.C142]/[.B142]" office:value-type="float" office:value="175" calcext:value-type="float">
            <text:p>175</text:p>
          </table:table-cell>
          <table:table-cell table:formula="of:= [.D142] / 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https://projects.intra.42.fr/projects/minitalk" xlink:type="simple">minitalk</text:a> about 50 hours 1142 XP Forbidden Not registered </text:p>
          </table:table-cell>
          <table:table-cell table:formula="of:==MID([.A143];SEARCH(&quot;about &quot;;[.A143])+LEN(&quot;about &quot;);SEARCH(&quot; hours &quot;;[.A143])-SEARCH(&quot;about &quot;;[.A143])-LEN(&quot;about &quot;))" office:value-type="string" office:string-value="50" calcext:value-type="string">
            <text:p>50</text:p>
          </table:table-cell>
          <table:table-cell table:formula="of:==MID([.A143];SEARCH(&quot;hours &quot;;[.A143])+LEN(&quot;hours &quot;);SEARCH(&quot; XP &quot;;[.A143])-SEARCH(&quot;hours &quot;;[.A143])-LEN(&quot;hours &quot;))" office:value-type="string" office:string-value="1142" calcext:value-type="string">
            <text:p>1142</text:p>
          </table:table-cell>
          <table:table-cell/>
          <table:table-cell table:formula="of:=[.C143]/[.B143]" office:value-type="float" office:value="22.84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https://projects.intra.42.fr/projects/pipex" xlink:type="simple">pipex</text:a> about 50 hours 1142 XP Forbidden finished </text:p>
          </table:table-cell>
          <table:table-cell table:formula="of:==MID([.A144];SEARCH(&quot;about &quot;;[.A144])+LEN(&quot;about &quot;);SEARCH(&quot; hours &quot;;[.A144])-SEARCH(&quot;about &quot;;[.A144])-LEN(&quot;about &quot;))" office:value-type="string" office:string-value="50" calcext:value-type="string">
            <text:p>50</text:p>
          </table:table-cell>
          <table:table-cell table:formula="of:==MID([.A144];SEARCH(&quot;hours &quot;;[.A144])+LEN(&quot;hours &quot;);SEARCH(&quot; XP &quot;;[.A144])-SEARCH(&quot;hours &quot;;[.A144])-LEN(&quot;hours &quot;))" office:value-type="string" office:string-value="1142" calcext:value-type="string">
            <text:p>1142</text:p>
          </table:table-cell>
          <table:table-cell/>
          <table:table-cell table:formula="of:=[.C144]/[.B144]" office:value-type="float" office:value="22.84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https://projects.intra.42.fr/projects/cub3d" xlink:type="simple">cub3d</text:a> about 280 hours 5775 XP Forbidden finished </text:p>
          </table:table-cell>
          <table:table-cell table:formula="of:==MID([.A145];SEARCH(&quot;about &quot;;[.A145])+LEN(&quot;about &quot;);SEARCH(&quot; hours &quot;;[.A145])-SEARCH(&quot;about &quot;;[.A145])-LEN(&quot;about &quot;))" office:value-type="string" office:string-value="280" calcext:value-type="string">
            <text:p>280</text:p>
          </table:table-cell>
          <table:table-cell table:formula="of:==MID([.A145];SEARCH(&quot;hours &quot;;[.A145])+LEN(&quot;hours &quot;);SEARCH(&quot; XP &quot;;[.A145])-SEARCH(&quot;hours &quot;;[.A145])-LEN(&quot;hours &quot;))" office:value-type="string" office:string-value="5775" calcext:value-type="string">
            <text:p>5775</text:p>
          </table:table-cell>
          <table:table-cell/>
          <table:table-cell table:formula="of:=[.C145]/[.B145]" office:value-type="float" office:value="20.625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https://projects.intra.42.fr/projects/minirt" xlink:type="simple">miniRT</text:a> about 280 hours 5775 XP Forbidden Not registered </text:p>
          </table:table-cell>
          <table:table-cell table:formula="of:==MID([.A146];SEARCH(&quot;about &quot;;[.A146])+LEN(&quot;about &quot;);SEARCH(&quot; hours &quot;;[.A146])-SEARCH(&quot;about &quot;;[.A146])-LEN(&quot;about &quot;))" office:value-type="string" office:string-value="280" calcext:value-type="string">
            <text:p>280</text:p>
          </table:table-cell>
          <table:table-cell table:formula="of:==MID([.A146];SEARCH(&quot;hours &quot;;[.A146])+LEN(&quot;hours &quot;);SEARCH(&quot; XP &quot;;[.A146])-SEARCH(&quot;hours &quot;;[.A146])-LEN(&quot;hours &quot;))" office:value-type="string" office:string-value="5775" calcext:value-type="string">
            <text:p>5775</text:p>
          </table:table-cell>
          <table:table-cell/>
          <table:table-cell table:formula="of:=[.C146]/[.B146]" office:value-type="float" office:value="20.625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https://projects.intra.42.fr/projects/ft_server" xlink:type="simple">ft_server</text:a> about 84 hours 1722 XP Forbidden Not registered </text:p>
          </table:table-cell>
          <table:table-cell table:formula="of:==MID([.A147];SEARCH(&quot;about &quot;;[.A147])+LEN(&quot;about &quot;);SEARCH(&quot; hours &quot;;[.A147])-SEARCH(&quot;about &quot;;[.A147])-LEN(&quot;about &quot;))" office:value-type="string" office:string-value="84" calcext:value-type="string">
            <text:p>84</text:p>
          </table:table-cell>
          <table:table-cell table:formula="of:==MID([.A147];SEARCH(&quot;hours &quot;;[.A147])+LEN(&quot;hours &quot;);SEARCH(&quot; XP &quot;;[.A147])-SEARCH(&quot;hours &quot;;[.A147])-LEN(&quot;hours &quot;))" office:value-type="string" office:string-value="1722" calcext:value-type="string">
            <text:p>1722</text:p>
          </table:table-cell>
          <table:table-cell/>
          <table:table-cell table:formula="of:=[.C147]/[.B147]" office:value-type="float" office:value="20.5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df" xlink:type="simple">FdF</text:a> about 60 hours 1000 XP Forbidden Not registered </text:p>
          </table:table-cell>
          <table:table-cell table:formula="of:==MID([.A148];SEARCH(&quot;about &quot;;[.A148])+LEN(&quot;about &quot;);SEARCH(&quot; hours &quot;;[.A148])-SEARCH(&quot;about &quot;;[.A148])-LEN(&quot;about &quot;))" office:value-type="string" office:string-value="60" calcext:value-type="string">
            <text:p>60</text:p>
          </table:table-cell>
          <table:table-cell table:formula="of:==MID([.A148];SEARCH(&quot;hours &quot;;[.A148])+LEN(&quot;hours &quot;);SEARCH(&quot; XP &quot;;[.A148])-SEARCH(&quot;hours &quot;;[.A148])-LEN(&quot;hours &quot;))" office:value-type="string" office:string-value="1000" calcext:value-type="string">
            <text:p>1000</text:p>
          </table:table-cell>
          <table:table-cell/>
          <table:table-cell table:formula="of:=[.C148]/[.B148]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ract-ol" xlink:type="simple">fract-ol</text:a> about 60 hours 1000 XP Forbidden Not registered </text:p>
          </table:table-cell>
          <table:table-cell table:formula="of:==MID([.A149];SEARCH(&quot;about &quot;;[.A149])+LEN(&quot;about &quot;);SEARCH(&quot; hours &quot;;[.A149])-SEARCH(&quot;about &quot;;[.A149])-LEN(&quot;about &quot;))" office:value-type="string" office:string-value="60" calcext:value-type="string">
            <text:p>60</text:p>
          </table:table-cell>
          <table:table-cell table:formula="of:==MID([.A149];SEARCH(&quot;hours &quot;;[.A149])+LEN(&quot;hours &quot;);SEARCH(&quot; XP &quot;;[.A149])-SEARCH(&quot;hours &quot;;[.A149])-LEN(&quot;hours &quot;))" office:value-type="string" office:string-value="1000" calcext:value-type="string">
            <text:p>1000</text:p>
          </table:table-cell>
          <table:table-cell/>
          <table:table-cell table:formula="of:=[.C149]/[.B149]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https://projects.intra.42.fr/projects/so_long" xlink:type="simple">so_long</text:a> about 60 hours 1000 XP Forbidden finished </text:p>
          </table:table-cell>
          <table:table-cell table:formula="of:==MID([.A150];SEARCH(&quot;about &quot;;[.A150])+LEN(&quot;about &quot;);SEARCH(&quot; hours &quot;;[.A150])-SEARCH(&quot;about &quot;;[.A150])-LEN(&quot;about &quot;))" office:value-type="string" office:string-value="60" calcext:value-type="string">
            <text:p>60</text:p>
          </table:table-cell>
          <table:table-cell table:formula="of:==MID([.A150];SEARCH(&quot;hours &quot;;[.A150])+LEN(&quot;hours &quot;);SEARCH(&quot; XP &quot;;[.A150])-SEARCH(&quot;hours &quot;;[.A150])-LEN(&quot;hours &quot;))" office:value-type="string" office:string-value="1000" calcext:value-type="string">
            <text:p>1000</text:p>
          </table:table-cell>
          <table:table-cell/>
          <table:table-cell table:formula="of:=[.C150]/[.B150]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https://projects.intra.42.fr/projects/born2beroot" xlink:type="simple">Born2beroot</text:a> about 40 hours 577 XP Forbidden finished </text:p>
          </table:table-cell>
          <table:table-cell table:formula="of:==MID([.A151];SEARCH(&quot;about &quot;;[.A151])+LEN(&quot;about &quot;);SEARCH(&quot; hours &quot;;[.A151])-SEARCH(&quot;about &quot;;[.A151])-LEN(&quot;about &quot;))" office:value-type="string" office:string-value="40" calcext:value-type="string">
            <text:p>40</text:p>
          </table:table-cell>
          <table:table-cell table:formula="of:==MID([.A151];SEARCH(&quot;hours &quot;;[.A151])+LEN(&quot;hours &quot;);SEARCH(&quot; XP &quot;;[.A151])-SEARCH(&quot;hours &quot;;[.A151])-LEN(&quot;hours &quot;))" office:value-type="string" office:string-value="577" calcext:value-type="string">
            <text:p>577</text:p>
          </table:table-cell>
          <table:table-cell/>
          <table:table-cell table:formula="of:=[.C151]/[.B151]" office:value-type="float" office:value="14.425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projects.intra.42.fr/projects/libasm" xlink:type="simple">libasm</text:a> about 70 hours 966 XP Forbidden Not registered </text:p>
          </table:table-cell>
          <table:table-cell table:formula="of:==MID([.A152];SEARCH(&quot;about &quot;;[.A152])+LEN(&quot;about &quot;);SEARCH(&quot; hours &quot;;[.A152])-SEARCH(&quot;about &quot;;[.A152])-LEN(&quot;about &quot;))" office:value-type="string" office:string-value="70" calcext:value-type="string">
            <text:p>70</text:p>
          </table:table-cell>
          <table:table-cell table:formula="of:==MID([.A152];SEARCH(&quot;hours &quot;;[.A152])+LEN(&quot;hours &quot;);SEARCH(&quot; XP &quot;;[.A152])-SEARCH(&quot;hours &quot;;[.A152])-LEN(&quot;hours &quot;))" office:value-type="string" office:string-value="966" calcext:value-type="string">
            <text:p>966</text:p>
          </table:table-cell>
          <table:table-cell/>
          <table:table-cell table:formula="of:=[.C152]/[.B152]" office:value-type="float" office:value="13.8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minishell" xlink:type="simple">minishell</text:a> about 210 hours 2814 XP Forbidden finished </text:p>
          </table:table-cell>
          <table:table-cell table:formula="of:==MID([.A153];SEARCH(&quot;about &quot;;[.A153])+LEN(&quot;about &quot;);SEARCH(&quot; hours &quot;;[.A153])-SEARCH(&quot;about &quot;;[.A153])-LEN(&quot;about &quot;))" office:value-type="string" office:string-value="210" calcext:value-type="string">
            <text:p>210</text:p>
          </table:table-cell>
          <table:table-cell table:formula="of:==MID([.A153];SEARCH(&quot;hours &quot;;[.A153])+LEN(&quot;hours &quot;);SEARCH(&quot; XP &quot;;[.A153])-SEARCH(&quot;hours &quot;;[.A153])-LEN(&quot;hours &quot;))" office:value-type="string" office:string-value="2814" calcext:value-type="string">
            <text:p>2814</text:p>
          </table:table-cell>
          <table:table-cell/>
          <table:table-cell table:formula="of:=[.C153]/[.B153]" office:value-type="float" office:value="13.4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ft_printf" xlink:type="simple">ft_printf</text:a> about 70 hours 882 XP Forbidden finished </text:p>
          </table:table-cell>
          <table:table-cell table:formula="of:==MID([.A154];SEARCH(&quot;about &quot;;[.A154])+LEN(&quot;about &quot;);SEARCH(&quot; hours &quot;;[.A154])-SEARCH(&quot;about &quot;;[.A154])-LEN(&quot;about &quot;))" office:value-type="string" office:string-value="70" calcext:value-type="string">
            <text:p>70</text:p>
          </table:table-cell>
          <table:table-cell table:formula="of:==MID([.A154];SEARCH(&quot;hours &quot;;[.A154])+LEN(&quot;hours &quot;);SEARCH(&quot; XP &quot;;[.A154])-SEARCH(&quot;hours &quot;;[.A154])-LEN(&quot;hours &quot;))" office:value-type="string" office:string-value="882" calcext:value-type="string">
            <text:p>882</text:p>
          </table:table-cell>
          <table:table-cell/>
          <table:table-cell table:formula="of:=[.C154]/[.B154]"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get_next_line" xlink:type="simple">get_next_line</text:a> about 70 hours 882 XP Forbidden finished </text:p>
          </table:table-cell>
          <table:table-cell table:formula="of:==MID([.A155];SEARCH(&quot;about &quot;;[.A155])+LEN(&quot;about &quot;);SEARCH(&quot; hours &quot;;[.A155])-SEARCH(&quot;about &quot;;[.A155])-LEN(&quot;about &quot;))" office:value-type="string" office:string-value="70" calcext:value-type="string">
            <text:p>70</text:p>
          </table:table-cell>
          <table:table-cell table:formula="of:==MID([.A155];SEARCH(&quot;hours &quot;;[.A155])+LEN(&quot;hours &quot;);SEARCH(&quot; XP &quot;;[.A155])-SEARCH(&quot;hours &quot;;[.A155])-LEN(&quot;hours &quot;))" office:value-type="string" office:string-value="882" calcext:value-type="string">
            <text:p>882</text:p>
          </table:table-cell>
          <table:table-cell/>
          <table:table-cell table:formula="of:=[.C155]/[.B155]"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projects.intra.42.fr/projects/42cursus-libft" xlink:type="simple">Libft</text:a> about 70 hours 462 XP Forbidden finished </text:p>
          </table:table-cell>
          <table:table-cell table:formula="of:==MID([.A156];SEARCH(&quot;about &quot;;[.A156])+LEN(&quot;about &quot;);SEARCH(&quot; hours &quot;;[.A156])-SEARCH(&quot;about &quot;;[.A156])-LEN(&quot;about &quot;))" office:value-type="string" office:string-value="70" calcext:value-type="string">
            <text:p>70</text:p>
          </table:table-cell>
          <table:table-cell table:formula="of:==MID([.A156];SEARCH(&quot;hours &quot;;[.A156])+LEN(&quot;hours &quot;);SEARCH(&quot; XP &quot;;[.A156])-SEARCH(&quot;hours &quot;;[.A156])-LEN(&quot;hours &quot;))" office:value-type="string" office:string-value="462" calcext:value-type="string">
            <text:p>462</text:p>
          </table:table-cell>
          <table:table-cell/>
          <table:table-cell table:formula="of:=[.C156]/[.B156]" office:value-type="float" office:value="6.6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Sheet1.A1:Sheet1.E15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3:12:25.298366237</meta:creation-date>
    <dc:date>2023-11-23T22:56:25.473912038</dc:date>
    <meta:editing-duration>PT23H44M2S</meta:editing-duration>
    <meta:editing-cycles>1</meta:editing-cycles>
    <meta:document-statistic meta:table-count="1" meta:cell-count="641" meta:object-count="0"/>
    <meta:generator>LibreOffice/7.4.7.2$Linux_X86_64 LibreOffice_project/40$Build-2</meta:generator>
  </office:meta>
</office:document-meta>
</file>